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2">
      <style:text-properties fo:background-color="transparent" style:font-name-asian="Calibri"/>
    </style:style>
    <style:style style:name="P2" style:family="paragraph" style:parent-style-name="_3c_term_3e_" style:master-page-name="MP0">
      <style:paragraph-properties style:page-number="auto" fo:break-before="page"/>
      <style:text-properties fo:background-color="transparent"/>
    </style:style>
    <style:style style:name="P3" style:family="paragraph" style:parent-style-name="_3c_term_3e_">
      <style:text-properties fo:background-color="transparent"/>
    </style:style>
    <style:style style:name="P4" style:family="paragraph" style:parent-style-name="_3c_speaker_3e_">
      <style:text-properties fo:background-color="transparent"/>
    </style:style>
    <style:style style:name="P5" style:family="paragraph" style:parent-style-name="_3c_l_3e_">
      <style:text-properties fo:background-color="transparent"/>
    </style:style>
    <style:style style:name="P6" style:family="paragraph" style:parent-style-name="_3c_l_3e_">
      <style:text-properties fo:background-color="transparent" style:font-size-complex="12pt"/>
    </style:style>
    <style:style style:name="P7" style:family="paragraph" style:parent-style-name="_3c_h2.sub_3e_">
      <style:text-properties fo:background-color="transparent"/>
    </style:style>
    <style:style style:name="P8" style:family="paragraph" style:parent-style-name="_3c_Pagedetitre_5f_titre_3e_">
      <style:text-properties fo:background-color="transparent"/>
    </style:style>
    <style:style style:name="P9" style:family="paragraph" style:parent-style-name="_3c_figure_3e_">
      <style:text-properties style:font-name="Times New Roman" fo:font-size="12pt" fo:background-color="transparent" style:font-size-asian="12pt" style:font-size-complex="12pt"/>
    </style:style>
    <style:style style:name="P10" style:family="paragraph" style:parent-style-name="_3c_figure_3e_">
      <style:text-properties style:use-window-font-color="true" style:font-name="Times New Roman" fo:font-size="12pt" fo:background-color="transparent" style:font-size-asian="12pt" style:font-size-complex="12pt"/>
    </style:style>
    <style:style style:name="T1" style:family="text">
      <style:text-properties fo:background-color="#ffff00"/>
    </style:style>
    <style:style style:name="T2" style:family="text">
      <style:text-properties fo:background-color="#ffff00" style:font-size-complex="12pt"/>
    </style:style>
    <style:style style:name="T3" style:family="text">
      <style:text-properties fo:font-style="italic" fo:background-color="#ffff00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background-color="transparent" style:font-style-asian="italic" style:font-style-complex="italic"/>
    </style:style>
    <style:style style:name="T6" style:family="text">
      <style:text-properties style:language-asian="fr" style:country-asian="FR"/>
    </style:style>
    <style:style style:name="T7" style:family="text">
      <style:text-properties style:font-size-complex="12pt"/>
    </style:style>
    <style:style style:name="T8" style:family="text">
      <style:text-properties style:text-position="super 67%"/>
    </style:style>
    <style:style style:name="T9" style:family="text">
      <style:text-properties style:text-position="super 67%" fo:background-color="transparent"/>
    </style:style>
    <style:style style:name="T10" style:family="text">
      <style:text-properties style:font-name-asian="Calibri"/>
    </style:style>
    <style:style style:name="T11" style:family="text">
      <style:text-properties fo:background-color="transparent"/>
    </style:style>
    <style:style style:name="T12" style:family="text">
      <style:text-properties fo:background-color="transparent" style:font-name-asian="Calibri"/>
    </style:style>
    <style:style style:name="T13" style:family="text">
      <style:text-properties fo:background-color="transparent" style:language-asian="fr" style:country-asian="FR"/>
    </style:style>
    <style:style style:name="T14" style:family="text">
      <style:text-properties fo:background-color="transparent" style:font-size-complex="12pt"/>
    </style:style>
    <style:style style:name="T15" style:family="text">
      <style:text-properties style:font-name="Times New Roman1"/>
    </style:style>
    <style:style style:name="T16" style:family="text">
      <style:text-properties style:text-line-through-style="solid" style:text-line-through-text="/"/>
    </style:style>
    <style:style style:name="T17" style:family="text">
      <style:text-properties style:text-line-through-style="solid" style:text-line-through-text="/" fo:background-color="#ffff00"/>
    </style:style>
    <style:style style:name="T18" style:family="text">
      <style:text-properties style:text-line-through-style="solid" style:text-line-through-text="/" fo:background-color="#ffff00" style:font-size-complex="12pt"/>
    </style:style>
    <style:style style:name="T19" style:family="text">
      <style:text-properties style:text-line-through-style="solid" style:text-line-through-text="/" style:font-size-complex="12pt"/>
    </style:style>
    <style:style style:name="T20" style:family="text">
      <style:text-properties style:text-line-through-style="solid" style:text-line-through-text="/" fo:background-color="transparent"/>
    </style:style>
    <style:style style:name="T21" style:family="text">
      <style:text-properties style:text-line-through-style="solid" style:text-line-through-text="/" fo:background-color="transparent" style:font-size-complex="12pt"/>
    </style:style>
    <style:style style:name="T22" style:family="text">
      <style:text-properties fo:background-color="#00ffff"/>
    </style:style>
    <style:style style:name="T23" style:family="text">
      <style:text-properties fo:background-color="#00ffff" style:font-size-complex="12pt"/>
    </style:style>
    <style:style style:name="T24" style:family="text">
      <style:text-properties fo:background-color="#66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 : Le recueil des hystoires des repeus franches</text:p>
      <text:p text:style-name="P3">author : Anonyme</text:p>
      <text:p text:style-name="P3">publisher : Sorbonne Université LABEX OBVIL</text:p>
      <text:p text:style-name="P3">issued : 2019</text:p>
      <text:p text:style-name="P3">idno : http://http://obvil.sorbonne-universite.site/corpus/faceties/cote_iii-f-019</text:p>
      <text:p text:style-name="P3">source : Anonyme, Le recueil des hystoires des repeus franches, Paris, Denis Meslier, 1490, Bibliothèque du château de Chantilly, Cabinet des livres, III-F-019.</text:p>
      <text:p text:style-name="P3">created : 1490</text:p>
      <text:p text:style-name="P3">lieu : [premier lieu où se passe la narration]</text:p>
      <text:p text:style-name="_3c_term_3e_"><text:span text:style-name="Police_20_par_20_défaut"><text:span text:style-name="T11">lieu : [deuxième lieu </text:span></text:span><text:span text:style-name="Police_20_par_20_défaut"><text:span text:style-name="T5">etc</text:span></text:span><text:span text:style-name="Police_20_par_20_défaut"><text:span text:style-name="T11">]</text:span></text:span></text:p>
      <text:p text:style-name="P3">personnage : [premier personnage, soit nom + fonction, soit nom, soit fonction (drapière, bourgeois, curé)]</text:p>
      <text:p text:style-name="_3c_term_3e_"><text:span text:style-name="Police_20_par_20_défaut"><text:span text:style-name="T11">personnage : [deuxième personnage, </text:span></text:span><text:span text:style-name="Police_20_par_20_défaut"><text:span text:style-name="T5">etc.</text:span></text:span><text:span text:style-name="Police_20_par_20_défaut"><text:span text:style-name="T11">]</text:span></text:span></text:p>
      <text:p text:style-name="P8">Le recueil des hystoires des repeus franches</text:p>
      <text:p text:style-name="P9">&lt;ATTimage&gt;</text:p>
      <text:p text:style-name="P10">f. a1r</text:p>
      <text:p text:style-name="_3c_Pagedetitre_5f_sous-titre_3e_"><text:span text:style-name="T11">Le recueil </text:span><text:span text:style-name="Police_20_par_20_défaut"><text:span text:style-name="T13">(et)</text:span></text:span><text:span text:style-name="T11"> hystoires des repeus frãche</text:span></text:p>
      <text:p text:style-name="P5">Uous qui serches les repeues franches</text:p>
      <text:p text:style-name="P5">Et tant iours ouuriers que dimenches</text:p>
      <text:p text:style-name="P5">Naues pas plante de monnoye</text:p>
      <text:p text:style-name="P5">Affin que chascun de vous oye.</text:p>
      <text:p text:style-name="P5">Comme len les peut recouurer</text:p>
      <text:p text:style-name="P5">Uueilles vous au sermõ trouuer</text:p>
      <text:p text:style-name="P5">Qui est escript dedens ce liure</text:p>
      <text:p text:style-name="P5">Mettes tous peine de le luyre</text:p>
      <text:p text:style-name="P5">Entre vous ieunes perrucatz</text:p>
      <text:p text:style-name="P5">procureurs nouueaulx aduocatz</text:p>
      <text:p text:style-name="P5">Aprenans aulx despens daultruy</text:p>
      <text:p text:style-name="P5">venes y tost sans nul estry</text:p>
      <text:p text:style-name="P5"><text:soft-page-break/>clers de praticque diligens</text:p>
      <text:p text:style-name="P5">qui congnoisses si bien vos gens</text:p>
      <text:p text:style-name="P5">sergens a pie et a cheual</text:p>
      <text:p text:style-name="P5">venez y damont et daual</text:p>
      <text:p text:style-name="_3c_l_3e_"><text:span text:style-name="T11">Les </text:span><text:span text:style-name="Police_20_par_20_défaut"><text:span text:style-name="T11">h</text:span></text:span><text:span text:style-name="T11">oirs de deffung pathelin</text:span></text:p>
      <text:p text:style-name="P5">qui saues iargon iobelin</text:p>
      <text:p text:style-name="P5">Cappitaine du pont abailon</text:p>
      <text:p text:style-name="P5">Tous les subgetz francoys villon</text:p>
      <text:p text:style-name="P5">Soyes a ce coup resueilles</text:p>
      <text:p text:style-name="P5">Pas ne deues estre oublies</text:p>
      <text:p text:style-name="P5">Tous gallans a pourpoings sãs mãches</text:p>
      <text:p text:style-name="P5">qui ont besoing des repeues franches</text:p>
      <text:p text:style-name="P5">et tous ceulx tant yuer queste</text:p>
      <text:p text:style-name="P5">qui en ont grande necessite</text:p>
      <text:p text:style-name="P5">Uenes vous aprendres comment</text:p>
      <text:p text:style-name="P5">Les maistres ancieunement</text:p>
      <text:p text:style-name="P5">Sauoient tous les tours de ce faire</text:p>
      <text:p text:style-name="P5">Messire chacun poic de nayre</text:p>
      <text:p text:style-name="P5">Qui des liures soit les vsages</text:p>
      <text:p text:style-name="P5">En veult luyre tous les passages</text:p>
      <text:p text:style-name="P5">De celluy est pris appetis</text:p>
      <text:p text:style-name="P5">Uenes y donc grans et petis</text:p>
      <text:p text:style-name="P5">Car de la science sauoir</text:p>
      <text:p text:style-name="P5">Vous ne pourres que mieulx valoir</text:p>
      <text:p text:style-name="_3c_l_3e_"><text:span text:style-name="Police_20_par_20_défaut"><text:span text:style-name="T11">f. a1v</text:span></text:span></text:p>
      <text:p text:style-name="P5">Venes y cheuaucheurs descuyrie</text:p>
      <text:p text:style-name="P5">Seruiteurs de grant seigneurie</text:p>
      <text:p text:style-name="P5">Venes y sans dillaction</text:p>
      <text:p text:style-name="P5">Tous gens sotz toutes sottes</text:p>
      <text:p text:style-name="P5">Venez y bigotz et bigottes</text:p>
      <text:p text:style-name="P5">Venez y toutes truppellines</text:p>
      <text:p text:style-name="P5">Cordeliers et iacoppines</text:p>
      <text:p text:style-name="P5">Venes aussy toutes prestresses</text:p>
      <text:p text:style-name="P5">Qui scaues pieca les adresses</text:p>
      <text:p text:style-name="P5">Des presbitaires hault et bas</text:p>
      <text:p text:style-name="_3c_l_3e_"><text:span text:style-name="Police_20_par_20_défaut"><text:span text:style-name="T11">G</text:span></text:span><text:span text:style-name="T11">ardes que vous ny failliez pas</text:span></text:p>
      <text:p text:style-name="P5">Venes y gorrieres et gorries</text:p>
      <text:p text:style-name="P5">Qui faictes si bien les manieres</text:p>
      <text:p text:style-name="P5">Que cest vne chose terrible</text:p>
      <text:p text:style-name="P5">Pour bien faire tout le possible</text:p>
      <text:p text:style-name="P5">Toutes manieres de farceurs</text:p>
      <text:p text:style-name="P5">Anciens et ieunes mocqueurs</text:p>
      <text:p text:style-name="P5">Venes y tous vrays macquereaulx</text:p>
      <text:p text:style-name="P5">De tous estas vilz et nouueaulx</text:p>
      <text:p text:style-name="P5">Uenes y toutes macquerelles</text:p>
      <text:p text:style-name="P5">Qui par voz subtilles querelles</text:p>
      <text:p text:style-name="P5">Auez tousiours en vos maisons</text:p>
      <text:p text:style-name="P5">Pour auoyr en toutes saisons</text:p>
      <text:p text:style-name="P5">Tant aux iours ouuriers que dimenches</text:p>
      <text:p text:style-name="P5">souuent les bonnes repeues franches</text:p>
      <text:p text:style-name="P5"><text:soft-page-break/>Uenez y tous bons pardonneurs</text:p>
      <text:p text:style-name="P5">Qui scauez faire les honneurs</text:p>
      <text:p text:style-name="P5">Aux villages de bons pastes</text:p>
      <text:p text:style-name="P5">Auecques ses gras curates</text:p>
      <text:p text:style-name="P5">Qui ayment bien vostre venue</text:p>
      <text:p text:style-name="P5">Pour auoir la franche repeue</text:p>
      <text:p text:style-name="P5">Affin que chascũ deux en orte</text:p>
      <text:p text:style-name="P5">Les paroissiens quon aporte</text:p>
      <text:p text:style-name="P5">Des biens aux pardons de ce lieu</text:p>
      <text:p text:style-name="P5">Et quon face du bien pour dieu</text:p>
      <text:p text:style-name="P5">Tant que le pardonneur sen aille</text:p>
      <text:p text:style-name="P5">Le cure ne despendra maille</text:p>
      <text:p text:style-name="P5">Et aura maistre iehan lorens</text:p>
      <text:p text:style-name="_3c_l_3e_"><text:span text:style-name="Police_20_par_20_défaut"><text:span text:style-name="T11">f. a2r</text:span></text:span></text:p>
      <text:p text:style-name="P5">fermement payant les despens</text:p>
      <text:p text:style-name="P5">et quarte de vin simplement</text:p>
      <text:p text:style-name="P5">au cure a son partement</text:p>
      <text:p text:style-name="P5">De tout estat soit bas ou hault</text:p>
      <text:p text:style-name="P5">Venez y qui ny ait deffault</text:p>
      <text:p text:style-name="P5">Venez y varletz chamberieres</text:p>
      <text:p text:style-name="P5">Qui scauez si bien les manieres</text:p>
      <text:p text:style-name="P5">en disant mainte bonne baue</text:p>
      <text:p text:style-name="P5">Dauoir du meilleur de la caue</text:p>
      <text:p text:style-name="P5">et puis ioyeusement preschez</text:p>
      <text:p text:style-name="P5">Apres que voz gens sont couchez</text:p>
      <text:p text:style-name="P5">Ceulx qui serchent banquetz ou feste</text:p>
      <text:p text:style-name="P5">Pour dire quelque chansonnette</text:p>
      <text:p text:style-name="P5">Affin daraper la repeue.</text:p>
      <text:p text:style-name="P5">Que chascun de vous se remue</text:p>
      <text:p text:style-name="P5">Dy venir bien legierement.</text:p>
      <text:p text:style-name="P5">Et vous pourres ouyr comment</text:p>
      <text:p text:style-name="P5">Vng grant tas de bonnes commeres</text:p>
      <text:p text:style-name="P5">Soyuent bien trouuer manieres</text:p>
      <text:p text:style-name="P5">De faire leurs maris coqus.</text:p>
      <text:p text:style-name="P5">Venez y et natendes plus</text:p>
      <text:p text:style-name="P5">Entre vous prestres sans seiour</text:p>
      <text:p text:style-name="P5">Qui dites deux messes pour iour</text:p>
      <text:p text:style-name="P5">A saint innocent ou ailleurs</text:p>
      <text:p text:style-name="P5">Uenez pour sauoir plusieurs</text:p>
      <text:p text:style-name="P5">Des passages et des adresses</text:p>
      <text:p text:style-name="P5">De maintes petites finesses</text:p>
      <text:p text:style-name="P5">Que len fait tout facilement</text:p>
      <text:p text:style-name="P5">En maint lieu la frãche repeue</text:p>
      <text:p text:style-name="P5">Qui ne doibt a nul estre tenue</text:p>
      <text:p text:style-name="P5">Par tel cy qui veue ne laura</text:p>
      <text:p text:style-name="P5">Payera a celluy qui fera</text:p>
      <text:p text:style-name="P5">De ceste repeue le present</text:p>
      <text:p text:style-name="P5">De lescot sen ira exent</text:p>
      <text:p text:style-name="P5">Moyennant qui monstre ce liure</text:p>
      <text:p text:style-name="P5">Par ce moyen sera deliure</text:p>
      <text:p text:style-name="P5"><text:soft-page-break/>En lieu ou naura este veu</text:p>
      <text:p text:style-name="P5">Il sera franchement repeu</text:p>
      <text:p text:style-name="_3c_l_3e_"><text:span text:style-name="Police_20_par_20_défaut"><text:span text:style-name="T11">f. a2v</text:span></text:span></text:p>
      <text:p text:style-name="P5">Ainsi quon orra plus a plain</text:p>
      <text:p text:style-name="P5">Qui de lentendement prendra soing</text:p>
      <text:p text:style-name="P4">                               Lacteur</text:p>
      <text:p text:style-name="P5">Quant ie ouy ce present mandemẽt</text:p>
      <text:p text:style-name="P5">Quon semonnoit venir a lacteur</text:p>
      <text:p text:style-name="P5">Lesdessusdit ie pensay fermemẽt</text:p>
      <text:p text:style-name="P5">De my trouuer (et) en pris lauẽture</text:p>
      <text:p text:style-name="P5">Comme celluy de droite nature</text:p>
      <text:p text:style-name="P5">vouloit de ce faire narrassion</text:p>
      <text:p text:style-name="P5">A telle fin quil en fust menciõ</text:p>
      <text:p text:style-name="P5">A vng chascun pour le tẽps auenir</text:p>
      <text:p text:style-name="P5">Qui se actẽdẽt ont intẽciõ</text:p>
      <text:p text:style-name="P5">Que les repeues les vendrõt secourir</text:p>
      <text:p text:style-name="P5">£</text:p>
      <text:p text:style-name="P5">Mais se secours est dãciẽnement</text:p>
      <text:p text:style-name="P6">Tout le repas de chetif par droiture</text:p>
      <text:p text:style-name="P6">Par quoy aucuns qui ont entẽdement</text:p>
      <text:p text:style-name="P6">Les trouuẽt biẽ aultres nen ont cure</text:p>
      <text:p text:style-name="P6">Et ne serchẽt tant que largent leur dure</text:p>
      <text:p text:style-name="P6">Mais font du leur si grant destrution</text:p>
      <text:p text:style-name="P6">Quilz en entrent en la subiectiõ</text:p>
      <text:p text:style-name="_3c_l_3e_"><text:span text:style-name="Police_20_par_20_défaut"><text:span text:style-name="T14">De faire aux dens larquemye sãs faillir.</text:span></text:span></text:p>
      <text:p text:style-name="P6">En attẽdãt pour tout production</text:p>
      <text:p text:style-name="P6">Que les repeues les viẽdront secourir</text:p>
      <text:p text:style-name="P5">£</text:p>
      <text:p text:style-name="P5">Ien ay congneu qui largement</text:p>
      <text:p text:style-name="_3c_l_3e_"><text:span text:style-name="T11">Donnoyent ato</text:span><text:span text:style-name="Police_20_par_20_défaut"><text:span text:style-name="T9">9</text:span></text:span><text:span text:style-name="T11"> repeues oultre mesure</text:span></text:p>
      <text:p text:style-name="P5">Qui de puys ont ↄtinuellemẽt</text:p>
      <text:p text:style-name="P5">S[e]ruy le pont a billon par droicture</text:p>
      <text:p text:style-name="P5">Dont la facon a este a maint dure</text:p>
      <text:p text:style-name="P5">En leur grant dueil (et) tribulacion</text:p>
      <text:p text:style-name="P5">Mais lors nauoit nulle remission</text:p>
      <text:p text:style-name="P5">Combiẽ q̃ ce leur fist le cueur fremir</text:p>
      <text:p text:style-name="P5">Il nattẽdoint autre sucession</text:p>
      <text:p text:style-name="P5">Que les repeues les viẽdrõt secourir</text:p>
      <text:p text:style-name="P5">£</text:p>
      <text:p text:style-name="_3c_l_3e_"><text:span text:style-name="Police_20_par_20_défaut"><text:span text:style-name="T14">Prince pource que ne me puis tenir</text:span></text:span></text:p>
      <text:p text:style-name="P5">Que de telz faitz ne face mencion</text:p>
      <text:p text:style-name="P5">Puys q̃ a mõ tẽps les ay veu auenir</text:p>
      <text:p text:style-name="_3c_l_3e_"><text:span text:style-name="Police_20_par_20_défaut"><text:span text:style-name="T11">f. a3r</text:span></text:span></text:p>
      <text:p text:style-name="P5">Ien veuil faire quelq̃ narrassiõ</text:p>
      <text:p text:style-name="P5">Et en escripre soubz la correction</text:p>
      <text:p text:style-name="P5">Des escoutãs affin den souuenir</text:p>
      <text:p text:style-name="P5">Ceste presente nouuelle inuẽciõ</text:p>
      <text:p text:style-name="P5">Que les repeues les viẽdrõt secourir</text:p>
      <text:h text:style-name="P1" text:outline-level="2"><text:soft-page-break/>                   La balade des<text:line-break/>                   escoutans</text:h>
      <text:p text:style-name="_3c_l_3e_"><text:span text:style-name="Police_20_par_20_défaut"><text:span text:style-name="T14">Qui en a il est bien venu.</text:span></text:span></text:p>
      <text:p text:style-name="P5">Qui nen a point len nen tient conte</text:p>
      <text:p text:style-name="P5">Celluy qui en a est congneu</text:p>
      <text:p text:style-name="P5">Et cil qui na rien vit a honte</text:p>
      <text:p text:style-name="P5">Et qui paye len lessausse (et) monte</text:p>
      <text:p text:style-name="P5">Iusques au tiers ciel pour en pester</text:p>
      <text:p text:style-name="P5">Son honneur tout autre surmonte</text:p>
      <text:p text:style-name="P5">Par force de bien caquester</text:p>
      <text:p text:style-name="P5">£</text:p>
      <text:p text:style-name="P5">Quant entendismes les estatz</text:p>
      <text:p text:style-name="P5">De telz dissimulations</text:p>
      <text:p text:style-name="P5">Congnoissans les haulx et les bas</text:p>
      <text:p text:style-name="P5">Pour tous abreuiations</text:p>
      <text:p text:style-name="P5">Nous vnismes sans sõmassions</text:p>
      <text:p text:style-name="P5">Aux champs par boys et par larris</text:p>
      <text:p text:style-name="P5">Pour congnoistre les fictions</text:p>
      <text:p text:style-name="P5">Qui se font souuent a paris</text:p>
      <text:p text:style-name="P5">Pour ce que chascun maintenoit</text:p>
      <text:p text:style-name="P5">Que cestoit la ville du monde</text:p>
      <text:p text:style-name="P5">Qui plus de peuple soustenoit</text:p>
      <text:p text:style-name="P5">Et ou maint estrangier abonde</text:p>
      <text:p text:style-name="P5">Pour la grant science parfonde</text:p>
      <text:p text:style-name="P5">Renommee en icelle ville</text:p>
      <text:p text:style-name="P5">Ie partis et veulx quon me tendre</text:p>
      <text:p text:style-name="P5">Sa lentree auois croix ne ylle</text:p>
      <text:p text:style-name="P5">£</text:p>
      <text:p text:style-name="P5">Il estoit temps de ce coucher</text:p>
      <text:p text:style-name="P5">Et ne scauoye ou heberger</text:p>
      <text:p text:style-name="P5">Dun logis me vins aprocher</text:p>
      <text:p text:style-name="P5">Sauoir son my vouldroit loger</text:p>
      <text:p text:style-name="P5">En disant aues vous a menger</text:p>
      <text:p text:style-name="P5">Loste me respons sy ay :</text:p>
      <text:p text:style-name="_3c_l_3e_"><text:span text:style-name="Police_20_par_20_défaut"><text:span text:style-name="T11">f. a3v</text:span></text:span></text:p>
      <text:p text:style-name="P5">Lors luy priay pour abreger</text:p>
      <text:p text:style-name="P5">Apportes le dont deuant moy</text:p>
      <text:p text:style-name="P5">£</text:p>
      <text:p text:style-name="P5">Ie fus seruy passablement</text:p>
      <text:p text:style-name="P5">Selon mon estat et ma sorte</text:p>
      <text:p text:style-name="P5">En pensant a parmoy comment</text:p>
      <text:p text:style-name="P5">Ie cheuiroye auecques loste</text:p>
      <text:p text:style-name="P5">Ie me aduise que soubz ma coste</text:p>
      <text:p text:style-name="P5">Auoit vne espee qui bien trenche.</text:p>
      <text:p text:style-name="P5">Ie la lerray quon ne me loste</text:p>
      <text:p text:style-name="P5">En gaige de la repeue franche</text:p>
      <text:p text:style-name="P5">£</text:p>
      <text:p text:style-name="P5">Lespee estoit toute dacier</text:p>
      <text:p text:style-name="P5">Il ne sẽ failloit que le fer</text:p>
      <text:p text:style-name="P5">Mais loste la me fist machier</text:p>
      <text:p text:style-name="P5"><text:soft-page-break/>Fourreau (et) tout sans fricasser</text:p>
      <text:p text:style-name="P5">Puis apres me conuier penser</text:p>
      <text:p text:style-name="P5">De repaistre se fain auoye</text:p>
      <text:p text:style-name="P5">Rien ny eut valu le tenser</text:p>
      <text:p text:style-name="P5">De leans party sans monnoye</text:p>
      <text:p text:style-name="P5">£</text:p>
      <text:p text:style-name="P4">                                Lacteur</text:p>
      <text:p text:style-name="_3c_l_3e_"><text:span text:style-name="Police_20_par_20_défaut"><text:span text:style-name="T14">Lẽdemain maloye enquerant</text:span></text:span></text:p>
      <text:p text:style-name="P5">Pour rencontrer martin garant</text:p>
      <text:p text:style-name="P5">Droit en la salle du pallais</text:p>
      <text:p text:style-name="P5">Rẽcontray pour mõ p̃mier mais</text:p>
      <text:p text:style-name="P5">Tout droit soubz la premiere porte</text:p>
      <text:p text:style-name="P5">Plusieurs mygnõs destrãge sorte</text:p>
      <text:p text:style-name="P5">Qui sẽbloient bien a leur habit</text:p>
      <text:p text:style-name="P5">Quilz fussent gens de grant acquit</text:p>
      <text:p text:style-name="P5">Lors vins pour entrer en la salle</text:p>
      <text:p text:style-name="P5">Lan y monte lautre deualle</text:p>
      <text:p text:style-name="P5">La me pourmenay de par dieu</text:p>
      <text:p text:style-name="P5">Regardant lestat de ce lieu</text:p>
      <text:p text:style-name="P5">Et quant ie leuz bien regardee</text:p>
      <text:p text:style-name="_3c_l_3e_"><text:span text:style-name="T11">Tant plus la vois (et) m</text:span><text:span text:style-name="Police_20_par_20_défaut"><text:span text:style-name="T11">ie</text:span></text:span><text:span text:style-name="Police_20_par_20_défaut"><text:span text:style-name="T20">l</text:span></text:span><text:span text:style-name="Police_20_par_20_défaut"><text:span text:style-name="T11">u[l]x</text:span></text:span><text:span text:style-name="T11"> magree</text:span></text:p>
      <text:p text:style-name="P5">Ie vis la tant de mirelificques</text:p>
      <text:p text:style-name="P5">Tant damecons (et) tant dafficques</text:p>
      <text:p text:style-name="_3c_l_3e_"><text:span text:style-name="Police_20_par_20_défaut"><text:span text:style-name="T11">f. a4r</text:span></text:span></text:p>
      <text:p text:style-name="P5">Pour atraper les plus huppez</text:p>
      <text:p text:style-name="P5">Les plus rouges y sont happez</text:p>
      <text:p text:style-name="P5">A lun conuiẽt vẽdre sa terre</text:p>
      <text:p text:style-name="P5">Maint sans santir la se desterre</text:p>
      <text:p text:style-name="P5">Partie ou peu en demourra</text:p>
      <text:p text:style-name="P5">De tout ce que vaillant aura</text:p>
      <text:p text:style-name="P5">Cuidant destruyre son voisin</text:p>
      <text:p text:style-name="P5">De poitu ou de lymosin</text:p>
      <text:p text:style-name="P5">Ou de quelque aultre nassion</text:p>
      <text:p text:style-name="P5">Mainct en est a destruction</text:p>
      <text:p text:style-name="P5">Et fault ains partir de leans</text:p>
      <text:p text:style-name="P5">Quilz facent larquemie aux dẽs</text:p>
      <text:p text:style-name="P5">Ou ẽprunter qui a credit</text:p>
      <text:p text:style-name="P5">Tout ainsi q̃ deuãt iay dit</text:p>
      <text:p text:style-name="P5">Quant leur argẽt fort sappetisse</text:p>
      <text:p text:style-name="P5">Lors leur est la repeue propice</text:p>
      <text:p text:style-name="P5">Et le sergẽt plus nẽ doubtez</text:p>
      <text:p text:style-name="P5">Hault (et) bas (et) de tous costes</text:p>
      <text:p text:style-name="P5">Comme on verra par demonstrances</text:p>
      <text:p text:style-name="P5">En ce traicte des repeues franches</text:p>
      <text:p text:style-name="P5">Et quant au regart de plusieurs</text:p>
      <text:p text:style-name="P5">Autres repeuez assez escriptez</text:p>
      <text:p text:style-name="P5">Affin quon prẽgne les meilleurs</text:p>
      <text:p text:style-name="P5">En lisant grandes ou petites</text:p>
      <text:p text:style-name="P5">Uous orrez mains moyẽs licites</text:p>
      <text:p text:style-name="P5">Comment il ont este happez</text:p>
      <text:p text:style-name="P5"><text:soft-page-break/>Hault (et) bas par bonnes conduictes</text:p>
      <text:p text:style-name="P5">De ceulx qui les ont attrappez</text:p>
      <text:h text:style-name="P1" text:outline-level="2">                    La repeue de villon<text:line-break/>                    et de ses compaignons</text:h>
      <text:p text:style-name="_3c_l_3e_"><text:span text:style-name="Police_20_par_20_défaut"><text:span text:style-name="T14">Qui na or ny argent ne gaige</text:span></text:span></text:p>
      <text:p text:style-name="P5">Comment peult il faire grant chiere</text:p>
      <text:p text:style-name="P5">Il fault quil viue dauantaige</text:p>
      <text:p text:style-name="P5">La facon est coustumiere</text:p>
      <text:p text:style-name="P5">Saurion nous trouuer maniere</text:p>
      <text:p text:style-name="P5">De tromper quelcun pour repaistre</text:p>
      <text:p text:style-name="P5">Qui le fera sera son maistre</text:p>
      <text:p text:style-name="P5">Ainsi parloyent les compaignons</text:p>
      <text:p text:style-name="_3c_l_3e_"><text:span text:style-name="Police_20_par_20_défaut"><text:span text:style-name="T11">f. a4v</text:span></text:span></text:p>
      <text:p text:style-name="P5">Du bon maistre francoys villon</text:p>
      <text:p text:style-name="P5">Qui nauoient vaillant deux oygnons</text:p>
      <text:p text:style-name="P5">Tente tapis ne pauillon</text:p>
      <text:p text:style-name="P5">Il leur dist ne nous soucion</text:p>
      <text:p text:style-name="P5">Car auiourduy sans nul deffault</text:p>
      <text:p text:style-name="P5">Pain vin viande a grant foyson</text:p>
      <text:p text:style-name="P5">Aurez auec du rost tout chault</text:p>
      <text:h text:style-name="_3c_h2.sub_3e_" text:outline-level="2"><text:span text:style-name="Police_20_par_20_défaut"><text:span text:style-name="T12">                       La maniere da/<text:line-break/>                       uoir du poysson</text:span></text:span></text:h>
      <text:p text:style-name="_3c_l_3e_"><text:span text:style-name="Police_20_par_20_défaut"><text:span text:style-name="T14">    Adoncques il leur demanda</text:span></text:span></text:p>
      <text:p text:style-name="P5">Quelz viandes vouloyent macher</text:p>
      <text:p text:style-name="P5">Lun de bon poisson souhaita</text:p>
      <text:p text:style-name="P5">lautre demanda de la cher</text:p>
      <text:p text:style-name="P5">Maistre francoys ce bon archer</text:p>
      <text:p text:style-name="P5">Leur dist ne vous souciez</text:p>
      <text:p text:style-name="P5">Il vous fault vos pourpoins lacher</text:p>
      <text:p text:style-name="P5">Car nous aurons viandes assez</text:p>
      <text:p text:style-name="P5">£</text:p>
      <text:p text:style-name="P5">Lors partit de ses compaignons</text:p>
      <text:p text:style-name="P5">Et vint a la poissonnerie</text:p>
      <text:p text:style-name="P5">Et les laissa de la les pons</text:p>
      <text:p text:style-name="P5">Quasi plains de merencolie</text:p>
      <text:p text:style-name="P5">Il marchanda a cherette</text:p>
      <text:p text:style-name="P5">Vng panier tout plain de poisson</text:p>
      <text:p text:style-name="P5">Et sembloit ie vous certifie.</text:p>
      <text:p text:style-name="P5">Quil fust homme de frant facon</text:p>
      <text:p text:style-name="P5">£</text:p>
      <text:p text:style-name="P5">Maistre francoys fut diligent</text:p>
      <text:p text:style-name="P5">Dachetter non pas de payer</text:p>
      <text:p text:style-name="P5">Et dist quil bailleroit largent</text:p>
      <text:p text:style-name="P5">Tout comptant au porte panier</text:p>
      <text:p text:style-name="P5">Ilz partent sans plus plaidier</text:p>
      <text:p text:style-name="P5">Et passerent par nostre dame</text:p>
      <text:p text:style-name="P5">La ou il vit le penancier</text:p>
      <text:p text:style-name="P5">Qui confessoit ou homme ou femme</text:p>
      <text:p text:style-name="P5">£</text:p>
      <text:p text:style-name="P5"><text:soft-page-break/>Quant il le vit a peu de plet</text:p>
      <text:p text:style-name="P5">Il luy dist monseigneur ie vous prie</text:p>
      <text:p text:style-name="_3c_l_3e_"><text:span text:style-name="Police_20_par_20_défaut"><text:span text:style-name="T11">f. a5r</text:span></text:span></text:p>
      <text:p text:style-name="P5">Que vous despechez sil vous plaist</text:p>
      <text:p text:style-name="P5">Mon nepueu car ie vous affie</text:p>
      <text:p text:style-name="P5">Quil est en si grant reuerie</text:p>
      <text:p text:style-name="P5">vers dieu il est fort negligent</text:p>
      <text:p text:style-name="P5">Il est en telle meroncolie</text:p>
      <text:p text:style-name="P5">Quil ne parle riens que dargent</text:p>
      <text:p text:style-name="P5">£</text:p>
      <text:p text:style-name="P5">vrayement se dist le penancier</text:p>
      <text:p text:style-name="P5">Tresvoulentiers on le fera</text:p>
      <text:p text:style-name="P5">Maistre francoys print le panier</text:p>
      <text:p text:style-name="P5">Et dist mon amy venes ca</text:p>
      <text:p text:style-name="P5">vela qui vous despechera</text:p>
      <text:p text:style-name="P5">Incontinent quil aura fait</text:p>
      <text:p text:style-name="P5">Adonc maistre francoys sen va</text:p>
      <text:p text:style-name="P5">A tout le panier en effect</text:p>
      <text:p text:style-name="P5">£</text:p>
      <text:p text:style-name="P5">Quant le penancier eust parfait</text:p>
      <text:p text:style-name="P5">De confesser la creature</text:p>
      <text:p text:style-name="P5">Saigne denier par dit et fait</text:p>
      <text:p text:style-name="P5">Acourut vers luy bonne aleure</text:p>
      <text:p text:style-name="P5">Disant monseigneur ie vous asseure</text:p>
      <text:p text:style-name="P5">Sil vous plaisoit prendre loysir</text:p>
      <text:p text:style-name="P5">De me despecher a ceste heure</text:p>
      <text:p text:style-name="P5">vous me feries grant plaisir</text:p>
      <text:p text:style-name="P5">£</text:p>
      <text:p text:style-name="P5">Je le vueil bien en verite</text:p>
      <text:p text:style-name="P5">Dist le penancier par ma foy</text:p>
      <text:p text:style-name="P5">Or dictes benedicite</text:p>
      <text:p text:style-name="P5">Et puis ie vous confesseray</text:p>
      <text:p text:style-name="P5">et en apres vous assouldray</text:p>
      <text:p text:style-name="P5">Ainsi comme ie le doy faire</text:p>
      <text:p text:style-name="P5">Puis penitance vous bauldray</text:p>
      <text:p text:style-name="P5">Qui vous sera bien necessaire</text:p>
      <text:p text:style-name="P5">£</text:p>
      <text:p text:style-name="P5">Quel confesser dist le poure homme</text:p>
      <text:p text:style-name="P5">Fus ie pas a pasques absoulz</text:p>
      <text:p text:style-name="P5">que bon gre saint pierre de romme</text:p>
      <text:p text:style-name="P5">Je demande cinquante soubz</text:p>
      <text:p text:style-name="_3c_l_3e_"><text:span text:style-name="Police_20_par_20_défaut"><text:span text:style-name="T11">f. a5v</text:span></text:span></text:p>
      <text:p text:style-name="P5">Quelle si a qui sommes nous</text:p>
      <text:p text:style-name="P5">Ma maistresse et bien arriuee</text:p>
      <text:p text:style-name="P5">A coup a coup despesches vous</text:p>
      <text:p text:style-name="P5">Payes mon panier de maree</text:p>
      <text:p text:style-name="P5">£</text:p>
      <text:p text:style-name="P5">Ha mon amy ce nest pas ieu</text:p>
      <text:p text:style-name="P5">Dist le penancier seurement</text:p>
      <text:p text:style-name="P5">Il vous fault bien penser a dieu</text:p>
      <text:p text:style-name="P5"><text:soft-page-break/>Et le supplier humblement</text:p>
      <text:p text:style-name="P5">Que bon gre en ait mon serment</text:p>
      <text:p text:style-name="P5">Dist cest homme sans contredit</text:p>
      <text:p text:style-name="P5">Despeches moy legierement</text:p>
      <text:p text:style-name="P5">Ainsi que se seigneur a dit</text:p>
      <text:p text:style-name="P5">£</text:p>
      <text:p text:style-name="P5">Adonc le penancier vit bien</text:p>
      <text:p text:style-name="P5">Quil y eut quelque tromperie</text:p>
      <text:p text:style-name="P5">Quant il entendit le moyen</text:p>
      <text:p text:style-name="P5">Il congneut bien la ioncherie</text:p>
      <text:p text:style-name="P5">Le poure homme ie vous affie</text:p>
      <text:p text:style-name="P5">Ne prisa pas bien la facon</text:p>
      <text:p text:style-name="P5">Car il neust ie vous sertiffie</text:p>
      <text:p text:style-name="P5">Or ne argent de son poisson</text:p>
      <text:p text:style-name="P5">£</text:p>
      <text:p text:style-name="P5">Maistre francoys par son blason</text:p>
      <text:p text:style-name="P5">Trouua la facon et maniere</text:p>
      <text:p text:style-name="P5">Dauoir maree grant foison</text:p>
      <text:p text:style-name="P5">Pour gaudir et faire grant chiere</text:p>
      <text:p text:style-name="P5">Cestoit la mere nourrissiere</text:p>
      <text:p text:style-name="P5">De ceulx qui nauoient point dargent</text:p>
      <text:p text:style-name="P5">A tromper deuant et derriere</text:p>
      <text:p text:style-name="P5">Estoit vng homme diligent</text:p>
      <text:p text:style-name="P5">£</text:p>
      <text:h text:style-name="P7" text:outline-level="2">        La maniere dauoir des trippes pour<text:line-break/>        disner</text:h>
      <text:p text:style-name="_3c_l_3e_"><text:span text:style-name="Police_20_par_20_défaut"><text:span text:style-name="T14">Que fist il a bien peu de plet</text:span></text:span></text:p>
      <text:p text:style-name="P5">Sauisa de grant ioncherie</text:p>
      <text:p text:style-name="P5">Et fist lauer le cul bien net</text:p>
      <text:p text:style-name="P5">A vng gallant ie vous affie</text:p>
      <text:p text:style-name="_3c_l_3e_"><text:span text:style-name="Police_20_par_20_défaut"><text:span text:style-name="T11">f. a6r</text:span></text:span></text:p>
      <text:p text:style-name="P5">Disant il conuient quon espie</text:p>
      <text:p text:style-name="P5">Quant seray deuant la tripiere</text:p>
      <text:p text:style-name="P5">Monstre ton cul par raillerie</text:p>
      <text:p text:style-name="P5">Puis apres nous ferons grand chiere</text:p>
      <text:p text:style-name="P5">£</text:p>
      <text:p text:style-name="P5">Le compaignon point ne faillit</text:p>
      <text:p text:style-name="P5">Foy que doy saint remy de rains</text:p>
      <text:p text:style-name="P5">A petit pont vint par compas</text:p>
      <text:p text:style-name="P5">Son cul descouuert iusques aux rains</text:p>
      <text:p text:style-name="P5">Quant maistre francoys vist le train</text:p>
      <text:p text:style-name="P5">Dieu scet si fist piteuses lippes</text:p>
      <text:p text:style-name="P5">Car il tenoit entre ses mains</text:p>
      <text:p text:style-name="P5">Du foye du poummon et des tripes</text:p>
      <text:p text:style-name="P5">£</text:p>
      <text:p text:style-name="P5">Comme sil fust plain de despit</text:p>
      <text:p text:style-name="P5">Et courrouce amerement</text:p>
      <text:p text:style-name="P5">Il haussa la main vng petit</text:p>
      <text:p text:style-name="P5">Et le frappa bien rudement</text:p>
      <text:p text:style-name="P5">Des trippes par le fondement</text:p>
      <text:p text:style-name="P5"><text:soft-page-break/>Puis sans faire plus long caquet</text:p>
      <text:p text:style-name="P5">Les voulut tout incontinent</text:p>
      <text:p text:style-name="P5">Remettre dedens le baquet</text:p>
      <text:p text:style-name="P5">£</text:p>
      <text:p text:style-name="P5">La tripiere fut fort courroucee</text:p>
      <text:p text:style-name="P5">Et ne les voulut pas reprendre</text:p>
      <text:p text:style-name="P5">Maistre francoys sans demouree</text:p>
      <text:p text:style-name="P5">Sen alla sans compte luy rẽdre</text:p>
      <text:p text:style-name="P5">Par ainsi vous pouez entendre</text:p>
      <text:p text:style-name="P5">Quilz eurent tripes et maree</text:p>
      <text:p text:style-name="P5">Mais apres fault du pain tendre</text:p>
      <text:p text:style-name="P5">Pour ce disner de grant facon</text:p>
      <text:p text:style-name="P5">£</text:p>
      <text:h text:style-name="_3c_h2.sub_3e_" text:outline-level="2"><text:span text:style-name="Police_20_par_20_défaut"><text:span text:style-name="T14">        </text:span></text:span><text:span text:style-name="Police_20_par_20_défaut"><text:span text:style-name="T12">La maniere dauoir du pain</text:span></text:span></text:h>
      <text:p text:style-name="P5">£</text:p>
      <text:p text:style-name="P6">Il sen vint chez vng boullenger.</text:p>
      <text:p text:style-name="P6">Affin de mieulx fournir son train</text:p>
      <text:p text:style-name="P6">Contre faisant de lescuyer</text:p>
      <text:p text:style-name="_3c_l_3e_"><text:span text:style-name="Police_20_par_20_défaut"><text:span text:style-name="T14">Affin de mieulx fornir son train</text:span></text:span></text:p>
      <text:p text:style-name="_3c_l_3e_"><text:span text:style-name="Police_20_par_20_défaut"><text:span text:style-name="T14">f. a6v</text:span></text:span></text:p>
      <text:p text:style-name="P6">Cy pris cy mys on chapellast</text:p>
      <text:p text:style-name="P6">Cinq ou six douzaines de pain</text:p>
      <text:p text:style-name="_3c_l_3e_"><text:span text:style-name="Police_20_par_20_défaut"><text:span text:style-name="T14">Et que bien tost on le hatast</text:span></text:span></text:p>
      <text:p text:style-name="P5">£</text:p>
      <text:p text:style-name="P6">Quant la moytie fut chapelle</text:p>
      <text:p text:style-name="P6">En vne hoste le fist mettre</text:p>
      <text:p text:style-name="P6">Cõme cil fut de pres haste</text:p>
      <text:p text:style-name="P6">Il pria et requist au maistre</text:p>
      <text:p text:style-name="P6">Quaucun se voulsist entremettre</text:p>
      <text:p text:style-name="P6">Dapporter apres luy courant</text:p>
      <text:p text:style-name="_3c_l_3e_"><text:span text:style-name="Police_20_par_20_défaut"><text:span text:style-name="T14">Le pain chappelle en son estre</text:span></text:span></text:p>
      <text:p text:style-name="_3c_l_3e_"><text:span text:style-name="Police_20_par_20_défaut"><text:span text:style-name="T14">Tandis quon fist le demourant</text:span></text:span></text:p>
      <text:p text:style-name="P5">£</text:p>
      <text:p text:style-name="P6">Le varlet le mist sur col</text:p>
      <text:p text:style-name="P6">Apres maistre francoys le porte</text:p>
      <text:p text:style-name="P6">Et arriua soit dur ou mol</text:p>
      <text:p text:style-name="P6">Empres vne grant vielle porte</text:p>
      <text:p text:style-name="P6">Le varlet descharga sa hoste</text:p>
      <text:p text:style-name="P6">Et fut renuoye tout courant</text:p>
      <text:p text:style-name="P6">Hastiuement traynant sa hoste</text:p>
      <text:p text:style-name="P6">Pour requerir le demourant</text:p>
      <text:p text:style-name="P5">£</text:p>
      <text:p text:style-name="P6">Maistre francoys sans contredit</text:p>
      <text:p text:style-name="_3c_l_3e_"><text:span text:style-name="Police_20_par_20_défaut"><text:span text:style-name="T14">Natendit pas la reuenue</text:span></text:span></text:p>
      <text:p text:style-name="P6">Il eut du pain par son edit</text:p>
      <text:p text:style-name="P6">Pour fournir sa franche repeue</text:p>
      <text:p text:style-name="P6">Le boulengier sans attendue</text:p>
      <text:p text:style-name="P6">Reuint mais il ne trouua point</text:p>
      <text:p text:style-name="P6">Son maistre dostel de dueil</text:p>
      <text:p text:style-name="P6">Quon lauoit trompe en ce point</text:p>
      <text:h text:style-name="P7" text:outline-level="2"><text:soft-page-break/>                        La manière<text:line-break/>                        dauoir du vin</text:h>
      <text:p text:style-name="_3c_l_3e_"><text:span text:style-name="Police_20_par_20_défaut"><text:span text:style-name="T14">Apres quil fut fourny de viures</text:span></text:span></text:p>
      <text:p text:style-name="P5">Il fault bien auoir le memoyre</text:p>
      <text:p text:style-name="P5">Que silz voulaient se iour estre yures</text:p>
      <text:p text:style-name="P5">Il faillot quilz eussent a boyre</text:p>
      <text:p text:style-name="P5">Maistre frãcoys deues croire</text:p>
      <text:p text:style-name="P5">Emprunta deux grans bros de boys</text:p>
      <text:p text:style-name="_3c_l_3e_"><text:span text:style-name="Police_20_par_20_défaut"><text:span text:style-name="T11">f. b1r</text:span></text:span></text:p>
      <text:p text:style-name="P5">£</text:p>
      <text:p text:style-name="P5">Disãt quil estoit necessaire</text:p>
      <text:p text:style-name="P5">Dauoir du vin par ambagois</text:p>
      <text:p text:style-name="P5">Lun fist emplir de belle caue clere</text:p>
      <text:p text:style-name="P5">Et vint ala pomme de pin</text:p>
      <text:p text:style-name="P5">A tous ses deux bros sans renchere</text:p>
      <text:p text:style-name="P5">Demãdant sil auoit bon vin</text:p>
      <text:p text:style-name="P5">Et quon luy emplit du plus fin</text:p>
      <text:p text:style-name="P5">Mais quil fust blanc (et) amoureux</text:p>
      <text:p text:style-name="P5">On luy emplit pour faire fin</text:p>
      <text:p text:style-name="P5">Dun tresbon vin blanc de baigneux</text:p>
      <text:p text:style-name="P5">Maistre francoys print les deux brocz</text:p>
      <text:p text:style-name="P5">Lun empres lautre les bouta</text:p>
      <text:p text:style-name="_3c_l_3e_"><text:span text:style-name="T11">Incontinent </text:span><text:span text:style-name="Police_20_par_20_défaut"><text:span text:style-name="T11">ꝑ</text:span></text:span><text:span text:style-name="T11"> bon propos</text:span></text:p>
      <text:p text:style-name="P5">Sans se haster il demāda</text:p>
      <text:p text:style-name="P5">Au varlet quel vin esse la</text:p>
      <text:p text:style-name="P5">Il luy dist du vin de baigneux</text:p>
      <text:p text:style-name="P5">Ostez ostez ostez cella</text:p>
      <text:p text:style-name="_3c_l_3e_"><text:span text:style-name="T11">Car </text:span><text:span text:style-name="Police_20_par_20_défaut"><text:span text:style-name="T11">ꝑ</text:span></text:span><text:span text:style-name="T11"> mafoy point ie nen veux</text:span></text:p>
      <text:p text:style-name="_3c_l_3e_"><text:span text:style-name="T11">Quesse cy estes vo</text:span><text:span text:style-name="Police_20_par_20_défaut"><text:span text:style-name="T9">9</text:span></text:span><text:span text:style-name="T11"> beiaune</text:span></text:p>
      <text:p text:style-name="P5">Uuidez moy mõ broc vitement</text:p>
      <text:p text:style-name="P5">Ie demãde du vin de beaune</text:p>
      <text:p text:style-name="P5">Qui soit bon (et) non autrement</text:p>
      <text:p text:style-name="P5">Et en parlãt subtillement</text:p>
      <text:p text:style-name="P5">Le broc qui estoit de au plain</text:p>
      <text:p text:style-name="P5">Luy chãgea a pur (et) a plain</text:p>
      <text:p text:style-name="P5">(C) Par ce point ilz eurent du vin</text:p>
      <text:p text:style-name="P5">Par fine force de tromper</text:p>
      <text:p text:style-name="P5">Sans aller parler au devin</text:p>
      <text:p text:style-name="P5">Ilz repeurent per ou nomper</text:p>
      <text:p text:style-name="P5">Mais le beau ieu fut au souper</text:p>
      <text:p text:style-name="P5">Car maistre francoys a bref mot</text:p>
      <text:p text:style-name="P5">Leur dist ie me vueil occuper</text:p>
      <text:p text:style-name="P5">Que nous mẽgerõs ẽnuyt du rost</text:p>
      <text:h text:style-name="P7" text:outline-level="2">          (C) La maniere dauoir du rost</text:h>
      <text:p text:style-name="P5">Il fut appointe quil yroit</text:p>
      <text:p text:style-name="P5">Deuant lestal dun rotisseur</text:p>
      <text:p text:style-name="P5">Et de la chair marchanderoit</text:p>
      <text:p text:style-name="P5">Contrefaisãt du gaudisseur</text:p>
      <text:p text:style-name="P5">Et pour trouuer moyen meilleur</text:p>
      <text:p text:style-name="P5">Faignant que point on ne se ioue</text:p>
      <text:p text:style-name="_3c_l_3e_"><text:soft-page-break/><text:span text:style-name="Police_20_par_20_défaut"><text:span text:style-name="T11">f. b1v</text:span></text:span></text:p>
      <text:p text:style-name="P5">Il viẽdroit vng entrepreneur</text:p>
      <text:p text:style-name="P5">Qui luy bailleroit sur la ioue</text:p>
      <text:p text:style-name="P5">(C) Il vint a la rotisserie</text:p>
      <text:p text:style-name="P5">Et marchãda de la viande</text:p>
      <text:p text:style-name="P5">Lautre vint de chiere marrie</text:p>
      <text:p text:style-name="P5">Quesse que ce paillart demãde</text:p>
      <text:p text:style-name="P5">Luy baillãt vne buffe grande</text:p>
      <text:p text:style-name="P5">En luy dissãt mainte reproche</text:p>
      <text:p text:style-name="P5">Quãt il vit quil eut ceste offrande</text:p>
      <text:p text:style-name="P5">Empoigna de rost plaine broche</text:p>
      <text:p text:style-name="P5">(C) Celluy qui bailla le soufflet</text:p>
      <text:p text:style-name="P5">Fuit biẽ tost a mos expres</text:p>
      <text:p text:style-name="P5">Maitre frãcoys sans plus deplet</text:p>
      <text:p text:style-name="P5">A tout son rost courant apres</text:p>
      <text:p text:style-name="P5">Ainsi sans faire long proces</text:p>
      <text:p text:style-name="P5">Ilz repeureut de cueur de uot</text:p>
      <text:p text:style-name="P5">Et eurent ꝑ leur grant exces</text:p>
      <text:p text:style-name="P5">Pain vin chex poisson (et) rost</text:p>
      <text:p text:style-name="P5">(C) Et pour la premiere repeue</text:p>
      <text:p text:style-name="P5">Dont apres sera mencion</text:p>
      <text:p text:style-name="P5">Bien digne destre ramẽtue</text:p>
      <text:p text:style-name="P5">Et mise en reuelation</text:p>
      <text:p text:style-name="P5">Et pourtãt soubz corretion</text:p>
      <text:p text:style-name="P5">Affin que len parle encore</text:p>
      <text:p text:style-name="P5">Comme nouuelle invẽcion</text:p>
      <text:p text:style-name="P5">Redigee sera pour mem[o]ire</text:p>
      <text:p text:style-name="P5">(C) Or aduint de coup dauẽture</text:p>
      <text:p text:style-name="P5">Que les suppoz deuãt nommez</text:p>
      <text:p text:style-name="P5">Ne serchoit riens par droictu[r]e</text:p>
      <text:p text:style-name="P5">Que gens en richesse renõmez</text:p>
      <text:p text:style-name="P5">Ung iour quilz estoient affames</text:p>
      <text:p text:style-name="P5">En la porte dun bon logis</text:p>
      <text:p text:style-name="P5">virent entrer sãs estre armez</text:p>
      <text:p text:style-name="P5">Ambassadeurs de long pays</text:p>
      <text:p text:style-name="P5">(C) Si pẽserent entre eulx commẽt</text:p>
      <text:p text:style-name="P5">Ilz pourroient leure repaistre</text:p>
      <text:p text:style-name="P5">Et selon entendemẽt</text:p>
      <text:p text:style-name="P5">Lun diceulx saprocha du maitre</text:p>
      <text:p text:style-name="_3c_l_3e_"><text:span text:style-name="Police_20_par_20_défaut"><text:span text:style-name="T11">f. b2r</text:span></text:span></text:p>
      <text:p text:style-name="P5">Dostel (et) si fist a congnoistre</text:p>
      <text:p text:style-name="P5">Disãt qui luy enseigneroit</text:p>
      <text:p text:style-name="P5">Le hault le bas marche pour estre</text:p>
      <text:p text:style-name="P5">Par luy ↄduyt si luy plaisoyt</text:p>
      <text:p text:style-name="P5">£</text:p>
      <text:p text:style-name="P5">Je croy biẽ q̃ mõseigneur le maistre</text:p>
      <text:p text:style-name="P5">Qui du bas mestier estoit tendre</text:p>
      <text:p text:style-name="P5">Fist se gallãt tresbiẽ repaistre</text:p>
      <text:p text:style-name="P5">Et luy ↄmãda charge prendre</text:p>
      <text:p text:style-name="P5">De la cuisine (et) dy entendre</text:p>
      <text:p text:style-name="P5"><text:soft-page-break/>Tant que leur train de partira</text:p>
      <text:p text:style-name="P5">Et biẽ le payer sans attẽdre</text:p>
      <text:p text:style-name="P5">A son gre quant il sen yra</text:p>
      <text:p text:style-name="P5">£</text:p>
      <text:p text:style-name="P5">Lors sen vint ses ↄpaignons</text:p>
      <text:p text:style-name="P5">Dire nostre estre paye</text:p>
      <text:p text:style-name="P5">Je suis ia lun des grans mignons</text:p>
      <text:p text:style-name="P5">De leans (et) myeulx auoye</text:p>
      <text:p text:style-name="P5">Car le maistre ma enuoye</text:p>
      <text:p text:style-name="P5">Par la ville pour sen sortir</text:p>
      <text:p text:style-name="P5">Mais se mon sens nest desuoye</text:p>
      <text:p text:style-name="P5">Bien bref sen fera repentir</text:p>
      <text:p text:style-name="P5">Ua luy dyrent ses ↄpaignons</text:p>
      <text:p text:style-name="P5">Et esguise tout ton engin</text:p>
      <text:p text:style-name="P5">A nous rechauffer les reignõs</text:p>
      <text:p text:style-name="P5">Et nous faitz boire de bon vin</text:p>
      <text:p text:style-name="_3c_l_3e_"><text:span text:style-name="T11">Passe to</text:span><text:span text:style-name="Police_20_par_20_défaut"><text:span text:style-name="T9">9</text:span></text:span><text:span text:style-name="T11"> les sens patelin</text:span></text:p>
      <text:p text:style-name="P5">De villon (et) pauque dẽ nayre</text:p>
      <text:p text:style-name="P5">Car se venir peux en la f<text:span text:style-name="T15">ĩ</text:span></text:p>
      <text:p text:style-name="P5">Passe seras maistre ordinaire</text:p>
      <text:p text:style-name="P5">£</text:p>
      <text:p text:style-name="P6">Le gallant vint a la mason</text:p>
      <text:p text:style-name="P6">Ou estoit loge lãbassade</text:p>
      <text:p text:style-name="P6">Ou les seigneurs ꝑ beau blason</text:p>
      <text:p text:style-name="P6">Deuisoyent rõdeau ou balade</text:p>
      <text:p text:style-name="P6">il estoit miste gent (et) saige</text:p>
      <text:p text:style-name="P6">Bien a bitue bien en point</text:p>
      <text:p text:style-name="P6">Robe fourree pourpoint dostade</text:p>
      <text:p text:style-name="_3c_l_3e_"><text:span text:style-name="Police_20_par_20_défaut"><text:span text:style-name="T14">Il entendoit son cõtrepoint</text:span></text:span></text:p>
      <text:p text:style-name="_3c_l_3e_"><text:span text:style-name="Police_20_par_20_défaut"><text:span text:style-name="T14">f. b2v</text:span></text:span></text:p>
      <text:p text:style-name="P6">Le principal embassadeur</text:p>
      <text:p text:style-name="P6">Aymoit vng peu le bas mestier</text:p>
      <text:p text:style-name="P6">Dont gallant fut a honneur</text:p>
      <text:p text:style-name="P6">Car cestoit quasi son mestier</text:p>
      <text:p text:style-name="P6">Et luy compta que a son quartier</text:p>
      <text:p text:style-name="P6">Auoit des femmes largement</text:p>
      <text:p text:style-name="P6">Qui estoient sil estoit mestier</text:p>
      <text:p text:style-name="_3c_l_3e_"><text:span text:style-name="Police_20_par_20_défaut"><text:span text:style-name="T14">A son iolis commandement</text:span></text:span></text:p>
      <text:p text:style-name="P5">£</text:p>
      <text:p text:style-name="P6">Le gallant fut entretenu</text:p>
      <text:p text:style-name="P6">Par ce seigneur venu nouueau</text:p>
      <text:p text:style-name="_3c_l_3e_"><text:span text:style-name="Police_20_par_20_défaut"><text:span text:style-name="T14">Et leans il fut retenu</text:span></text:span></text:p>
      <text:p text:style-name="P6">Pour estre fin franc macquereau</text:p>
      <text:p text:style-name="P6">Le ieu leur sembla si tresbeau</text:p>
      <text:p text:style-name="P6">Aussi il fist si bonne myne</text:p>
      <text:p text:style-name="_3c_l_3e_"><text:span text:style-name="Police_20_par_20_défaut"><text:span text:style-name="T14">Quil fut esleu sans nul appeau</text:span></text:span></text:p>
      <text:p text:style-name="_3c_l_3e_"><text:span text:style-name="Police_20_par_20_défaut"><text:span text:style-name="T14">Pour estre varlet de cuisine</text:span></text:span></text:p>
      <text:p text:style-name="P5">£</text:p>
      <text:p text:style-name="P6">Les ambassadeurs conuoyerent</text:p>
      <text:p text:style-name="P6">Seigneurs et bourgois a disner</text:p>
      <text:p text:style-name="P6"><text:soft-page-break/>Lesquelz voulentiers y allerent</text:p>
      <text:p text:style-name="P6">Passer temps point nen fault doubter</text:p>
      <text:p text:style-name="P6">Toutesfoys vous deuez scauoir</text:p>
      <text:p text:style-name="P6">Quelque chose que ie vous die</text:p>
      <text:p text:style-name="P6">Que lembassadeur pour tout veoir</text:p>
      <text:p text:style-name="P6">Craignoit tresfort lespydimie</text:p>
      <text:p text:style-name="P5">£</text:p>
      <text:p text:style-name="P6">Ce gallant en fut aduerti</text:p>
      <text:p text:style-name="P6">Qui nonobstant fist bonne myne</text:p>
      <text:p text:style-name="P6">Et quant il fut pres de myoy</text:p>
      <text:p text:style-name="_3c_l_3e_"><text:span text:style-name="Police_20_par_20_défaut"><text:span text:style-name="T14">A leure quil est temps quon dysgne</text:span></text:span></text:p>
      <text:p text:style-name="P6">Il entra dedens la cuisine</text:p>
      <text:p text:style-name="P6">Maintenant toute la viande</text:p>
      <text:p text:style-name="P6">Comme docteur en medicine</text:p>
      <text:p text:style-name="_3c_l_3e_"><text:span text:style-name="Police_20_par_20_défaut"><text:span text:style-name="T14">Qui tient malades en commande</text:span></text:span></text:p>
      <text:p text:style-name="P5">£</text:p>
      <text:p text:style-name="_3c_l_3e_"><text:span text:style-name="Police_20_par_20_défaut"><text:span text:style-name="T14">Tous les seigneurs le regarderent</text:span></text:span></text:p>
      <text:p text:style-name="_3c_l_3e_"><text:span text:style-name="Police_20_par_20_défaut"><text:span text:style-name="T14">f. b3r</text:span></text:span></text:p>
      <text:p text:style-name="P6">Son train ses facons ses manieres</text:p>
      <text:p text:style-name="P6">Mais pas apres luy ne tasterent</text:p>
      <text:p text:style-name="P6">Aussi ne luy challoit il gueres</text:p>
      <text:p text:style-name="P6">Apres il print les esguieres</text:p>
      <text:p text:style-name="P6">Le vin le claire lypocras</text:p>
      <text:p text:style-name="P6">Dariolles tartres entieres</text:p>
      <text:p text:style-name="P6">Il tata par tout par compas</text:p>
      <text:p text:style-name="P6">Et pour bien entendre son cas</text:p>
      <text:p text:style-name="P6">Quant il veit quil estoit saison</text:p>
      <text:p text:style-name="P6">A bien iouer ne faillit pas</text:p>
      <text:p text:style-name="P6">Pour faire aux seigneurs la raison</text:p>
      <text:p text:style-name="P6">Si bien que dedens la maison</text:p>
      <text:p text:style-name="P6">Demoura tout seul pour repaistre</text:p>
      <text:p text:style-name="P6">Soustenant par finie achoison</text:p>
      <text:p text:style-name="_3c_l_3e_"><text:span text:style-name="Police_20_par_20_défaut"><text:span text:style-name="T14">Quil se douloit du coste destre</text:span></text:span></text:p>
      <text:p text:style-name="P5">£</text:p>
      <text:p text:style-name="P6">Lors y auoit vue couchette</text:p>
      <text:p text:style-name="P6">Ou il failloit la feste faire</text:p>
      <text:p text:style-name="P6">Et na dent qui ne luy cliquette</text:p>
      <text:p text:style-name="P6">La se mist cõmencant a braire</text:p>
      <text:p text:style-name="P6">Que len fuist au presbitaire</text:p>
      <text:p text:style-name="P6">Pour faire le prestre acourir</text:p>
      <text:p text:style-name="P6">A tout dieu (et) lautre ordinaire</text:p>
      <text:p text:style-name="_3c_l_3e_"><text:span text:style-name="Police_20_par_20_défaut"><text:span text:style-name="T14">Qui fault pour vng qui veult mourir</text:span></text:span></text:p>
      <text:p text:style-name="P6">£</text:p>
      <text:p text:style-name="P6">Quant les seigneurs veirent le prestre</text:p>
      <text:p text:style-name="P6">Auec les sacremens venir</text:p>
      <text:p text:style-name="_3c_l_3e_"><text:span text:style-name="Police_20_par_20_défaut"><text:span text:style-name="T14">Chascun deux eust bien voulu estre</text:span></text:span></text:p>
      <text:p text:style-name="P6">Dehors ie nen vueil point mentir</text:p>
      <text:p text:style-name="P6">Si grant haste eurent den sortir</text:p>
      <text:p text:style-name="P6">Que la demourerent les viures</text:p>
      <text:p text:style-name="P6">Dont les compaignons du martir</text:p>
      <text:p text:style-name="P6"><text:soft-page-break/>Furent troys iours et troys nuytz yures.</text:p>
      <text:p text:style-name="P5">£</text:p>
      <text:p text:style-name="P6">Par ce point eurent la repeue</text:p>
      <text:p text:style-name="P6">Franche chascun des compaignons</text:p>
      <text:p text:style-name="_3c_l_3e_"><text:span text:style-name="Police_20_par_20_défaut"><text:span text:style-name="T14">La finesse le prestre le teue</text:span></text:span></text:p>
      <text:p text:style-name="_3c_l_3e_"><text:span text:style-name="Police_20_par_20_défaut"><text:span text:style-name="T14">f. b3v</text:span></text:span></text:p>
      <text:p text:style-name="P6">Affin de complaire aux mignons</text:p>
      <text:p text:style-name="P6">Mais les seigneurs dont len parlons</text:p>
      <text:p text:style-name="P6">Eurent tous pour ce coup laubade</text:p>
      <text:p text:style-name="P6">Chascun deux fut quon nen faillons</text:p>
      <text:p text:style-name="P6">De la grant peur troys iours malades</text:p>
      <text:h text:style-name="P1" text:outline-level="2">                        La seconde<text:line-break/>                        repeue franche</text:h>
      <text:p text:style-name="_3c_l_3e_"><text:span text:style-name="Police_20_par_20_défaut"><text:span text:style-name="T14">Ung lymosin vint a paris</text:span></text:span></text:p>
      <text:p text:style-name="P5">Pour aucun proces quil auoit</text:p>
      <text:p text:style-name="P5">Quant il partit de son pays</text:p>
      <text:p text:style-name="P5">Pas gramment dargent il nauoit</text:p>
      <text:p text:style-name="P5">Et toutesfoys il entendoit</text:p>
      <text:p text:style-name="P5">Son fait et auoit souuenance</text:p>
      <text:p text:style-name="P5">Que son cas mal se porteroit</text:p>
      <text:p text:style-name="P5">Sil nauoit vne repeue franche</text:p>
      <text:p text:style-name="P5">£</text:p>
      <text:p text:style-name="P5">Le lymosin cest chose vraye</text:p>
      <text:p text:style-name="P5">Qui nauoit vaillant vng patac</text:p>
      <text:p text:style-name="P5">Sappeloit mõseigeur de combraye</text:p>
      <text:p text:style-name="P5">Sans quon le suyuist a son trac</text:p>
      <text:p text:style-name="P5">Plus ruse estoit que patac</text:p>
      <text:p text:style-name="P5">Et affame comme vng vieil loup</text:p>
      <text:p text:style-name="P5">Avec monseigneur de pennesac</text:p>
      <text:p text:style-name="P5">Et le seigneur de lameson</text:p>
      <text:p text:style-name="P5">£</text:p>
      <text:p text:style-name="P5">Ses troys seigneurs sentretrouuerent</text:p>
      <text:p text:style-name="P5">Car ilz estoient tout dun quartier</text:p>
      <text:p text:style-name="P5">Et dieu scait silz se saluerent</text:p>
      <text:p text:style-name="P5">Ainsi quil en estoit mestier</text:p>
      <text:p text:style-name="P5">Toutesfoys ce bon escuier</text:p>
      <text:p text:style-name="P5">De combraye propos final</text:p>
      <text:p text:style-name="P5">Fut esleu leur grant conseiller</text:p>
      <text:p text:style-name="P5">Et le gouuerneur principal</text:p>
      <text:p text:style-name="P5">£</text:p>
      <text:p text:style-name="P5">Ilz conclurent pour le meilleur</text:p>
      <text:p text:style-name="P5">Que ce bon notable seigneur</text:p>
      <text:p text:style-name="P5">yroit veoir sil pourroit trouuer</text:p>
      <text:p text:style-name="_3c_l_3e_"><text:span text:style-name="Police_20_par_20_défaut"><text:span text:style-name="T14">f. b4r</text:span></text:span></text:p>
      <text:p text:style-name="P5">quelque bon lieu pour se logier</text:p>
      <text:p text:style-name="P5">et scelon ce quil trouueroit</text:p>
      <text:p text:style-name="P5">aux autres le racompteroit</text:p>
      <text:p text:style-name="P5">Or aduint que enuiron mydy</text:p>
      <text:p text:style-name="P5">Il estoit de fain estourdy</text:p>
      <text:p text:style-name="P5"><text:soft-page-break/>Sen vint en vne hostellerie</text:p>
      <text:p text:style-name="P5">En la rue de la mortellerie</text:p>
      <text:p text:style-name="P5">ou peut lenseigne du pestel</text:p>
      <text:p text:style-name="P5">a bon logis et bon hostel</text:p>
      <text:p text:style-name="P5">demandant son a que repaistre</text:p>
      <text:p text:style-name="P5">Ouy vrayement se dist le maistre</text:p>
      <text:p text:style-name="P5">Ne soyes de rien en soucy</text:p>
      <text:p text:style-name="P5">Car vous serez tresbien seruy</text:p>
      <text:p text:style-name="P5">De pain de vin et de viande</text:p>
      <text:p text:style-name="P5">Pas grant chose ie ne demande</text:p>
      <text:p text:style-name="P5">Dist le bon seigneur de combraye</text:p>
      <text:p text:style-name="P5">Il ny a gueres que iauoye</text:p>
      <text:p text:style-name="P5">Desiune mais toutesfoys</text:p>
      <text:p text:style-name="P5">Si ay ie disne maintesfoys</text:p>
      <text:p text:style-name="P5">Que nauoye pas tel appetit</text:p>
      <text:p text:style-name="P5">Le seigneur menga vng petit</text:p>
      <text:p text:style-name="P5">Car il nauoit gueres dargent</text:p>
      <text:p text:style-name="P5">Commandant Quon fust diligent</text:p>
      <text:p text:style-name="P5">Dauoir quelque chose de bon</text:p>
      <text:p text:style-name="P5">Pour son souper vng gras chapon</text:p>
      <text:p text:style-name="P5">Car il pensoit bien que se soyr</text:p>
      <text:p text:style-name="P5">Il deuoit auec luy soupper</text:p>
      <text:p text:style-name="P5">Des gentilz hommes de la court</text:p>
      <text:p text:style-name="P5">Lostesse fut bien a son gourt</text:p>
      <text:p text:style-name="P5">Car quant vint a compter lescot</text:p>
      <text:p text:style-name="P5">Le seigneur ne dit oncques mot</text:p>
      <text:p text:style-name="P5">Mais tout ce quelle demande</text:p>
      <text:p text:style-name="P5">Le gentil homme luy bailla</text:p>
      <text:p text:style-name="P5">Disant vous comptez par raison</text:p>
      <text:p text:style-name="P5">Boutant son sac soubz son esselle</text:p>
      <text:p text:style-name="P5">Et vint racompter la nouuelle</text:p>
      <text:p text:style-name="_3c_l_3e_"><text:span text:style-name="Police_20_par_20_défaut"><text:span text:style-name="T14">f. b4v</text:span></text:span></text:p>
      <text:p text:style-name="P5">A ses compaignons (et) comment</text:p>
      <text:p text:style-name="P5">Il failloit faire sagement</text:p>
      <text:p text:style-name="_3c_l_3e_"><text:span text:style-name="T11">Et fut dit a peu de </text:span><text:span text:style-name="Police_20_par_20_défaut"><text:span text:style-name="T11">ꝑ</text:span></text:span><text:span text:style-name="T11">olles</text:span></text:p>
      <text:p text:style-name="P5">Pour euiter grans monopoles</text:p>
      <text:p text:style-name="P5">Que le seigneur de penneesac</text:p>
      <text:p text:style-name="P5">yroit deuãt louer lestat</text:p>
      <text:p text:style-name="P5">Et blasonner la suffisance</text:p>
      <text:p text:style-name="P5">De ce seigneur car sã doubtãce</text:p>
      <text:p text:style-name="P5">La chose le valloit tresbien</text:p>
      <text:p text:style-name="P5">Et pour trouuer meilleur moyen</text:p>
      <text:p text:style-name="P5">Il merroit a sa ↄpaignie</text:p>
      <text:p text:style-name="P5">La meson il ne faillit mye</text:p>
      <text:p text:style-name="P5">Et v<text:span text:style-name="T15">ĩ</text:span>t demander a lostesse</text:p>
      <text:p text:style-name="P5">Son seigneur rempli de noblesse</text:p>
      <text:p text:style-name="P5">Estoit loge en la maison</text:p>
      <text:p text:style-name="P5">Lostesse respõdit que nom</text:p>
      <text:p text:style-name="P5">Et que vrayement il ny auoyt</text:p>
      <text:p text:style-name="P5">Qun limosin lequel debuoit</text:p>
      <text:p text:style-name="P5"><text:soft-page-break/>Uenir souper au soir leans</text:p>
      <text:p text:style-name="P5">A dist il dame de ceans</text:p>
      <text:p text:style-name="_3c_l_3e_"><text:span text:style-name="T11">Cest celluy q̃ no</text:span><text:span text:style-name="Police_20_par_20_défaut"><text:span text:style-name="T9">9</text:span></text:span><text:span text:style-name="T11"> demandon</text:span></text:p>
      <text:p text:style-name="P5">Par mafoy cest ce grant baron</text:p>
      <text:p text:style-name="P5">Qui est arriue au matin</text:p>
      <text:p text:style-name="P5">Ie nẽtens point vostre latin</text:p>
      <text:p text:style-name="_3c_l_3e_"><text:span text:style-name="T11">Dist lostesse vo</text:span><text:span text:style-name="Police_20_par_20_défaut"><text:span text:style-name="T9">9</text:span></text:span><text:span text:style-name="T11"> </text:span><text:span text:style-name="Police_20_par_20_défaut"><text:span text:style-name="T11">ꝑ</text:span></text:span><text:span text:style-name="T11">lez mal</text:span></text:p>
      <text:p text:style-name="P5">Il na ne iument ne cheual</text:p>
      <text:p text:style-name="_3c_l_3e_"><text:span text:style-name="T11">Et va a pie </text:span><text:span text:style-name="Police_20_par_20_défaut"><text:span text:style-name="T11">ꝑ</text:span></text:span><text:span text:style-name="T11">faulte dasne</text:span></text:p>
      <text:p text:style-name="P5">Lors pennessac respondit dame</text:p>
      <text:p text:style-name="P5">Il vient icy pour vng proces</text:p>
      <text:p text:style-name="P5">Et est appellãt de lexces</text:p>
      <text:p text:style-name="P5">Quon luy a fait en lymosin</text:p>
      <text:p text:style-name="P5">Et va ainsi de pie affin</text:p>
      <text:p text:style-name="P5">Que son proces soit plus tost fait</text:p>
      <text:p text:style-name="P5">Lostesse le creut en effet</text:p>
      <text:p text:style-name="P5">£</text:p>
      <text:p text:style-name="_3c_l_3e_"><text:span text:style-name="Police_20_par_20_défaut"><text:span text:style-name="T14">Alors le seigneur de combraye</text:span></text:span></text:p>
      <text:p text:style-name="P5">Arriua (et) dieu scet quel ioye</text:p>
      <text:p text:style-name="P5">Ses deux autres seigneurs luy firent</text:p>
      <text:p text:style-name="_3c_l_3e_"><text:span text:style-name="Police_20_par_20_défaut"><text:span text:style-name="T14">f. b5r</text:span></text:span></text:p>
      <text:p text:style-name="P5">Et le genoul en bas tendirẽt</text:p>
      <text:p text:style-name="P5">Aussi tost comme il fut venu</text:p>
      <text:p text:style-name="P5">Et ꝑ ce point il fut congneu</text:p>
      <text:p text:style-name="P5">Quil estoit seigneur hõnorable</text:p>
      <text:p text:style-name="P5">Ce bon seigneur se sist a table</text:p>
      <text:p text:style-name="P5">En tenãt bonne grauite</text:p>
      <text:p text:style-name="P5">vis avis de lautre coste</text:p>
      <text:p text:style-name="P5">Sassist le seigneur de lostel</text:p>
      <text:p text:style-name="P5">Et eurent du vin dieu scait quel</text:p>
      <text:p text:style-name="P5">Il ne le fault point demander</text:p>
      <text:p text:style-name="P5">Quãt ce vint a lescot compter</text:p>
      <text:p text:style-name="P5">Lostesse asses hault comptoit</text:p>
      <text:p text:style-name="P5">Mais au seigneur il nen chaloit</text:p>
      <text:p text:style-name="P5">Faignant qu[i]l fut tout plaint dargent</text:p>
      <text:p text:style-name="P5">Lors il dist quon sust diligent</text:p>
      <text:p text:style-name="P5">De pẽser de faire les lis</text:p>
      <text:p text:style-name="P5">Car il vouloit en ce logis</text:p>
      <text:p text:style-name="P5">coucher / puis apres par expres</text:p>
      <text:p text:style-name="P5">Il print son sac a ces proces</text:p>
      <text:p text:style-name="P5">Et le bailla leans en garde</text:p>
      <text:p text:style-name="P5">En disant quon le contregardast</text:p>
      <text:p text:style-name="P5">Se de largent voulez auoir.</text:p>
      <text:p text:style-name="P5">Il ne fault que demander</text:p>
      <text:p text:style-name="P5">Lostesse ne fut pas ingrate</text:p>
      <text:p text:style-name="P5">En disant ie nen ay pas haste</text:p>
      <text:p text:style-name="P5">Nespargnes riens qui soit ceans</text:p>
      <text:p text:style-name="P5">Ses seigneurs coucherent leans</text:p>
      <text:p text:style-name="P5">Lespace de cinq ou de six moys</text:p>
      <text:p text:style-name="P5">Sans payer argent toutesfoys</text:p>
      <text:p text:style-name="P5"><text:soft-page-break/>Nonobstant ce quil demandoit</text:p>
      <text:p text:style-name="P5">A son hostesse selle voloit</text:p>
      <text:p text:style-name="P5">auoir de largent bien souuent</text:p>
      <text:p text:style-name="P5">Mais il nestoit point bien content</text:p>
      <text:p text:style-name="_3c_l_3e_"><text:span text:style-name="T11">De </text:span><text:span text:style-name="Police_20_par_20_défaut"><text:span text:style-name="T11">me</text:span></text:span><text:span text:style-name="Police_20_par_20_défaut"><text:span text:style-name="T20">c</text:span></text:span><text:span text:style-name="Police_20_par_20_défaut"><text:span text:style-name="T11">[t]tre</text:span></text:span><text:span text:style-name="T11"> souuent main a bource</text:span></text:p>
      <text:p text:style-name="P5">Lostesse nestoit point rebource</text:p>
      <text:p text:style-name="_3c_l_3e_"><text:span text:style-name="T11">Et dist ne vo</text:span><text:span text:style-name="Police_20_par_20_défaut"><text:span text:style-name="T9">9</text:span></text:span><text:span text:style-name="T11"> en soucies</text:span></text:p>
      <text:p text:style-name="P5">Dieu mercy iay argent asses</text:p>
      <text:p text:style-name="P5">A vostre bon commandement</text:p>
      <text:p text:style-name="_3c_l_3e_"><text:span text:style-name="Police_20_par_20_défaut"><text:span text:style-name="T14">f. b5v</text:span></text:span></text:p>
      <text:p text:style-name="P5">Ses mignons pẽserẽt comment</text:p>
      <text:p text:style-name="P5">ilz pourroient retirer leur sac</text:p>
      <text:p text:style-name="P5">Et lors monseigneur de pennesac</text:p>
      <text:p text:style-name="P5">Dist a ce baron de combraye</text:p>
      <text:p text:style-name="P5">Quil se boutast biẽ tost en voye</text:p>
      <text:p text:style-name="P5">Faignãt qui fust embesoigne</text:p>
      <text:p text:style-name="P5">Ce seigneur vint tout reffrongne</text:p>
      <text:p text:style-name="P5">vers lostesse ꝑ bon moyen</text:p>
      <text:p text:style-name="P5">Et luy dist mon cas va tresbien</text:p>
      <text:p text:style-name="P5">Mon proces est ennuyt iuge</text:p>
      <text:p text:style-name="P5">Bailles moy mon sac sõme toute</text:p>
      <text:p text:style-name="P5">Car iay peur (et) si fais grant doute</text:p>
      <text:p text:style-name="P5">Que les seigneurs soyent de partis</text:p>
      <text:p text:style-name="_3c_l_3e_"><text:span text:style-name="T11">Il print son sac a dieu vo</text:span><text:span text:style-name="Police_20_par_20_défaut"><text:span text:style-name="T9">9</text:span></text:span><text:span text:style-name="T11"> dis</text:span></text:p>
      <text:p text:style-name="P5">Ie reuiẽdray tout maintenat</text:p>
      <text:p text:style-name="P5">Il sen alla diligemment</text:p>
      <text:p text:style-name="P5">Atout ses proces (et) son sac</text:p>
      <text:p text:style-name="P5">Et le seigneur de pennesac</text:p>
      <text:p text:style-name="P5">Et de lameson latendoient</text:p>
      <text:p text:style-name="P5">Lesquelz deux seigneurs sesbatoient</text:p>
      <text:p text:style-name="P5">A recuillir les torchecuz</text:p>
      <text:p text:style-name="_3c_l_3e_"><text:span text:style-name="T11">Des seigneurs qui estoient ven</text:span><text:span text:style-name="Police_20_par_20_défaut"><text:span text:style-name="T9">9</text:span></text:span></text:p>
      <text:p text:style-name="P5">Aux chambres et biẽ se pensoiẽt</text:p>
      <text:p text:style-name="P5">Qua quelq̃ chose seruoient</text:p>
      <text:p text:style-name="_3c_l_3e_"><text:span text:style-name="T11">Ilz osterent to</text:span><text:span text:style-name="Police_20_par_20_défaut"><text:span text:style-name="T9">9</text:span></text:span><text:span text:style-name="T11"> ces proces</text:span></text:p>
      <text:p text:style-name="P5">De ce sac (et) par motz expres</text:p>
      <text:p text:style-name="P5">Lemplirent desditz torchecuz</text:p>
      <text:p text:style-name="_3c_l_3e_"><text:span text:style-name="T11">Puys au soir quãt furent ven</text:span><text:span text:style-name="Police_20_par_20_défaut"><text:span text:style-name="T9">9</text:span></text:span></text:p>
      <text:p text:style-name="P5">A leur logis fut mys en garde</text:p>
      <text:p text:style-name="P5">Et pour myeulx estre en sauue garde</text:p>
      <text:p text:style-name="P5">Il fut boute ꝑ grant humblesse</text:p>
      <text:p text:style-name="P5">Auec les robes de lostesse</text:p>
      <text:p text:style-name="P5">Qui sentoient le muguelias</text:p>
      <text:p text:style-name="P5">Au soir firent grant ralias</text:p>
      <text:p text:style-name="P5">Le lendemain il fut saison</text:p>
      <text:p text:style-name="P5">De departir il fut saison</text:p>
      <text:p text:style-name="_3c_l_3e_"><text:span text:style-name="Police_20_par_20_défaut"><text:span text:style-name="T14">f. b6r, f. b6v et f. c1r manquants ?</text:span></text:span></text:p>
      <text:p text:style-name="P5">Auoir vng morceau de fromaige</text:p>
      <text:p text:style-name="P4">                      Le clerc</text:p>
      <text:p text:style-name="_3c_l_3e_"><text:span text:style-name="Police_20_par_20_défaut"><text:span text:style-name="T14">Adoncdit le clerc mon amy</text:span></text:span></text:p>
      <text:p text:style-name="P5"><text:soft-page-break/>Il fault compter car vous deuez</text:p>
      <text:p text:style-name="P5">Tout par tout sept soubz et demy</text:p>
      <text:p text:style-name="P5">Et convient que les me payes</text:p>
      <text:p text:style-name="P4">                     Le gallant</text:p>
      <text:p text:style-name="_3c_l_3e_"><text:span text:style-name="Police_20_par_20_défaut"><text:span text:style-name="T14">Je ne scay comment les aurez</text:span></text:span></text:p>
      <text:p text:style-name="P5">Dist la gallant par saint gille</text:p>
      <text:p text:style-name="P5">Je vueil bien que vous le sachez</text:p>
      <text:p text:style-name="P5">Je ne sache ne croix ne pile</text:p>
      <text:p text:style-name="P4">                            Le clerc</text:p>
      <text:p text:style-name="_3c_l_3e_"><text:span text:style-name="Police_20_par_20_défaut"><text:span text:style-name="T14">Qui na argent si laisse gaige</text:span></text:span></text:p>
      <text:p text:style-name="P5">Se nest que le fait droicturier</text:p>
      <text:p text:style-name="P5">Uoulez vous viure dauantaige</text:p>
      <text:p text:style-name="P5">Et nauez maille ne denier</text:p>
      <text:p text:style-name="P5">Estes vous larron ou murdrier</text:p>
      <text:p text:style-name="P5">Par dieu ains que dicy ie hobe</text:p>
      <text:p text:style-name="P5">Uous me payerez pour abreger</text:p>
      <text:p text:style-name="P5">Ou vous y laisserez la robe</text:p>
      <text:p text:style-name="P4">                     Le gallant</text:p>
      <text:p text:style-name="_3c_l_3e_"><text:span text:style-name="Police_20_par_20_défaut"><text:span text:style-name="T14">Quant est dargent ie nen ay point</text:span></text:span></text:p>
      <text:p text:style-name="P5">Affin de le dire tout hault</text:p>
      <text:p text:style-name="P5">Comment men iray ie en pourpoint</text:p>
      <text:p text:style-name="P5">Desnue comment vng marault</text:p>
      <text:p text:style-name="P5">Dieu mercy ie nay pas trop chault</text:p>
      <text:p text:style-name="P5">Mais sil vous plaisoit menployer</text:p>
      <text:p text:style-name="P5">Je vous seruiroye sans deffault</text:p>
      <text:p text:style-name="P5">Jusques a mon escot payer</text:p>
      <text:p text:style-name="P4">                            Le clerc</text:p>
      <text:p text:style-name="_3c_l_3e_"><text:span text:style-name="Police_20_par_20_défaut"><text:span text:style-name="T14">Et comment que scauez vous faire</text:span></text:span></text:p>
      <text:p text:style-name="P5">Dictes le moy tout plainement</text:p>
      <text:p text:style-name="P4">                             Le gallant</text:p>
      <text:p text:style-name="_3c_l_3e_"><text:span text:style-name="Police_20_par_20_défaut"><text:span text:style-name="T14">Quoy toute chose necessaire</text:span></text:span></text:p>
      <text:p text:style-name="P5">Point ne fault demander comment</text:p>
      <text:p text:style-name="P5">Je gaige que tout maintenant</text:p>
      <text:p text:style-name="P5">Que ie chanteray vng couplet</text:p>
      <text:p text:style-name="_3c_l_3e_"><text:span text:style-name="Police_20_par_20_défaut"><text:span text:style-name="T14">f. c1v</text:span></text:span></text:p>
      <text:p text:style-name="P5">Si hault et si cler ie me vante</text:p>
      <text:p text:style-name="P5">Que vous direz ce la me plaist</text:p>
      <text:p text:style-name="P4">                         Lacteur</text:p>
      <text:p text:style-name="_3c_l_3e_"><text:span text:style-name="Police_20_par_20_défaut"><text:span text:style-name="T14">Lors le varlet voyant cecy</text:span></text:span></text:p>
      <text:p text:style-name="P5">Fut content de ceste gageure</text:p>
      <text:p text:style-name="P5">Et pensa a luy mesme ainsy</text:p>
      <text:p text:style-name="P5">Quil attendroit ceste aduenture</text:p>
      <text:p text:style-name="P5">Et sil chantoit bien dauenture</text:p>
      <text:p text:style-name="P5">Il luy diroit pour tous bebas</text:p>
      <text:p text:style-name="P5">Quil payast lescot bonne alleure</text:p>
      <text:p text:style-name="P5">Car son chant ne luy plaisoit pas</text:p>
      <text:p text:style-name="P5">£</text:p>
      <text:p text:style-name="P5">Lacord fut dit lacord fut fait</text:p>
      <text:p text:style-name="P5">Deuant tous non pas en derriere</text:p>
      <text:p text:style-name="P5">Lors le gallant tira de fait</text:p>
      <text:p text:style-name="P5"><text:soft-page-break/>De dedens sa gibeciere</text:p>
      <text:p text:style-name="P5">Une bource dargent legiere</text:p>
      <text:p text:style-name="P5">Qui estoit plaine de mereaulx</text:p>
      <text:p text:style-name="P5">Et chanta par bonne maniere</text:p>
      <text:p text:style-name="P5">Haultement ses motz nouueaulx</text:p>
      <text:p text:style-name="P5">£</text:p>
      <text:p text:style-name="P5">De sa bource dessus la table</text:p>
      <text:p text:style-name="P5">Frappa affin que ie le note</text:p>
      <text:p text:style-name="P5">Et comme chose conuenable</text:p>
      <text:p text:style-name="P5">Chanta ainsy a haulte note</text:p>
      <text:p text:style-name="P5">Il fault payer tõ hoste tõ hoste ton hoste</text:p>
      <text:p text:style-name="P5">Tout au long chanta ce couplet</text:p>
      <text:p text:style-name="P5">Le varlet estant coste a coste</text:p>
      <text:p text:style-name="P5">Respondit cela bien me plaist</text:p>
      <text:p text:style-name="P5">£</text:p>
      <text:p text:style-name="P5">Touteffoys il natendoit pas</text:p>
      <text:p text:style-name="P5">Quil ne fut de lescot paye</text:p>
      <text:p text:style-name="P5">Parquoy il failloit sur ce pas</text:p>
      <text:p text:style-name="P5">De son sens il fut desuoye</text:p>
      <text:p text:style-name="P5">Et deuant tous fut notifie</text:p>
      <text:p text:style-name="P5">Quil estoit gentil compaignon</text:p>
      <text:p text:style-name="P5">Et quil auoit par son traicte</text:p>
      <text:p text:style-name="P5">Bien disne pour vne chanson</text:p>
      <text:p text:style-name="_3c_l_3e_"><text:span text:style-name="Police_20_par_20_défaut"><text:span text:style-name="T11">f. c2r</text:span></text:span></text:p>
      <text:p text:style-name="P5">Cest bien disne quant on eschappe</text:p>
      <text:p text:style-name="P5">Sans debourcer pas vng denier</text:p>
      <text:p text:style-name="P5">Et dire a dieu au tauernier</text:p>
      <text:p text:style-name="P5">En torchant son nez a la nappe</text:p>
      <text:h text:style-name="P1" text:outline-level="2">                 La repeue<text:line-break/>                  du peletier</text:h>
      <text:p text:style-name="_3c_l_3e_"><text:span text:style-name="Police_20_par_20_défaut"><text:span text:style-name="T14">Ung iour aduint qun peletier</text:span></text:span></text:p>
      <text:p text:style-name="P5">Espousa vne belle femme</text:p>
      <text:p text:style-name="P5">Qui appetoit le bas mestier</text:p>
      <text:p text:style-name="P5">En faisant recorder sa game</text:p>
      <text:p text:style-name="P5">Ce peletier sans penser blasme</text:p>
      <text:p text:style-name="P5">Ne sen soucioit qun petit.</text:p>
      <text:p text:style-name="P5">Mieulx aymoit de vin vne drame</text:p>
      <text:p text:style-name="P5">Que coucher dedens vng beau lit</text:p>
      <text:p text:style-name="P5">Ung cure voyant cest affaire</text:p>
      <text:p text:style-name="P5">De la femme fut amoureux</text:p>
      <text:p text:style-name="P5">Et pensa qua son presbitaire</text:p>
      <text:p text:style-name="P5">Il meneroit ce maistre gueux</text:p>
      <text:p text:style-name="P5">Il sen vint a luy tout ioyeux</text:p>
      <text:p text:style-name="P5">A celle fin de le tromper</text:p>
      <text:p text:style-name="P5">En disant mon voisin ie veulx</text:p>
      <text:p text:style-name="P5">Vous donner ennuyt a soupper</text:p>
      <text:p text:style-name="P5">£</text:p>
      <text:p text:style-name="P5">Le pelletier en fut content</text:p>
      <text:p text:style-name="P5">Car il ne vouloit que repaistre</text:p>
      <text:p text:style-name="P5"><text:soft-page-break/>Et alla tout incontinent</text:p>
      <text:p text:style-name="P5">Faire grant chiere auec le prestre</text:p>
      <text:p text:style-name="P5">Qui luy ioua dun tour de maistre</text:p>
      <text:p text:style-name="P5">Disant ma robe est deffourree</text:p>
      <text:p text:style-name="P5">Il vous y conuient la main mettre</text:p>
      <text:p text:style-name="P5">Affin quelle soit refourree</text:p>
      <text:p text:style-name="P5">£</text:p>
      <text:p text:style-name="P5">Et bien se dist le pelletier</text:p>
      <text:p text:style-name="P5">Monseigneur ien suis bien content</text:p>
      <text:p text:style-name="P5">Mais que vous men vueilles payer</text:p>
      <text:p text:style-name="P5">Je suis tout vostre seurement</text:p>
      <text:p text:style-name="P5">Ilz firent leur appointement</text:p>
      <text:p text:style-name="P5">Quil auroit pour tout inuentoire</text:p>
      <text:p text:style-name="_3c_l_3e_"><text:span text:style-name="Police_20_par_20_défaut"><text:span text:style-name="T11">f. c2v</text:span></text:span></text:p>
      <text:p text:style-name="P5">Dix soubz tournois entierement</text:p>
      <text:p text:style-name="P5">Et du vin largement pour boyre</text:p>
      <text:p text:style-name="P5">£</text:p>
      <text:p text:style-name="P5">Pourueu quil la despecheroit</text:p>
      <text:p text:style-name="P5">Car il luy estoit necessaire</text:p>
      <text:p text:style-name="P5">Et que toute nuyt veilleroit</text:p>
      <text:p text:style-name="P5">Auec son clerc au presbitaire</text:p>
      <text:p text:style-name="P5">Il fut content de cest affaire</text:p>
      <text:p text:style-name="P5">Mais le cure les enferma</text:p>
      <text:p text:style-name="P5">Soubz la clef sans grant noyse faire</text:p>
      <text:p text:style-name="P5">Puis hors la maison sen alla</text:p>
      <text:p text:style-name="P5">£</text:p>
      <text:p text:style-name="P5">Le cure vint en la maison</text:p>
      <text:p text:style-name="P5">Du pelletier par ses sornettes</text:p>
      <text:p text:style-name="P5">Et trouua si bonne achoison</text:p>
      <text:p text:style-name="P5">Quil fist tresbien ses besongnettes</text:p>
      <text:p text:style-name="P5">Ilz firent cent mille chosettes</text:p>
      <text:p text:style-name="P5">Car ainsy comme il me semble</text:p>
      <text:p text:style-name="P5">£</text:p>
      <text:p text:style-name="P5">Ce fourreur pour la repeue franche</text:p>
      <text:p text:style-name="P5">Fut fait coqu bien fermement</text:p>
      <text:p text:style-name="P5">Et luy chargea la dame blanche</text:p>
      <text:p text:style-name="P5">Quil luy retournast hardiment</text:p>
      <text:p text:style-name="P5">Et que par son sainct sacrement</text:p>
      <text:p text:style-name="P5">Jamais nul iour ne loublira</text:p>
      <text:p text:style-name="P5">Mais luy fera hebergement</text:p>
      <text:p text:style-name="P5">Toutes les foys quil luy plaira</text:p>
      <text:p text:style-name="P5">£</text:p>
      <text:p text:style-name="P5">Et pourtant donne soy de garde</text:p>
      <text:p text:style-name="P5">Chascun qui aura belle femme</text:p>
      <text:p text:style-name="P5">Quon ne luy ioue de telle aubade</text:p>
      <text:p text:style-name="P5">Pour la repeue cest grant diffame</text:p>
      <text:p text:style-name="P5">Quant il est sceu ce nest que blasme</text:p>
      <text:p text:style-name="P5">Et reproche au temps aduenir</text:p>
      <text:p text:style-name="P5">Dela des repeues la grant gaigne</text:p>
      <text:p text:style-name="P5">Pourtant ayes en souuenir</text:p>
      <text:h text:style-name="Heading_20_2" text:outline-level="2"><text:soft-page-break/><text:span text:style-name="Police_20_par_20_défaut"><text:span text:style-name="T12">               La repeue franche des<text:line-break/>               gallans sans soucy</text:span></text:span></text:h>
      <text:p text:style-name="_3c_l_3e_"><text:span text:style-name="Police_20_par_20_défaut"><text:span text:style-name="T11">f. c3r</text:span></text:span></text:p>
      <text:p text:style-name="P6">Vne assemblee de compaignons</text:p>
      <text:p text:style-name="P6">Nommez les gallans sans soucy</text:p>
      <text:p text:style-name="P6">Se trouuerent entre deux pons</text:p>
      <text:p text:style-name="P6">Pres le palais il est ainsi</text:p>
      <text:p text:style-name="P6">Dautres y en auoit aussy</text:p>
      <text:p text:style-name="P6">Qui aymoient bien besongne faicte</text:p>
      <text:p text:style-name="P6">Et estoient de franct cueur transsys</text:p>
      <text:p text:style-name="P6">Alabbe de saincte souffrette</text:p>
      <text:p text:style-name="P5">£</text:p>
      <text:p text:style-name="P6">Ses mygnons ainsi assembles</text:p>
      <text:p text:style-name="P6">Ne demanderent que repos</text:p>
      <text:p text:style-name="P6">Dargent ilz nestoient pas comblez</text:p>
      <text:p text:style-name="P6">Nonpourtant ne faillirent pas</text:p>
      <text:p text:style-name="P6">Ilz se bo<text:span text:style-name="T16">n</text:span>[u]terent cest le cas</text:p>
      <text:p text:style-name="P6">A <text:span text:style-name="T16">s</text:span>[l]enseigne du plat destain</text:p>
      <text:p text:style-name="P6">Ou ilz repeurent par compas</text:p>
      <text:p text:style-name="P6">Car ilz en auoient bien besoing</text:p>
      <text:p text:style-name="P5">£</text:p>
      <text:p text:style-name="P6">Quant ce vint a lescot compter</text:p>
      <text:p text:style-name="P6">Je croy que nul ne sen courrouce</text:p>
      <text:p text:style-name="P6">Mais le beau ieu est au payer</text:p>
      <text:p text:style-name="P6">Quant il ny a denier en bource</text:p>
      <text:p text:style-name="P6">Nul deulx nauoit chiere rebourcee</text:p>
      <text:p text:style-name="P6">Pour de lescot venir au bout</text:p>
      <text:p text:style-name="_3c_l_3e_"><text:span text:style-name="Police_20_par_20_défaut"><text:span text:style-name="T14">Dist vng gallant de plaine sourc</text:span></text:span><text:span text:style-name="Police_20_par_20_défaut"><text:span text:style-name="T21">t</text:span></text:span><text:span text:style-name="Police_20_par_20_défaut"><text:span text:style-name="T14">[e]e</text:span></text:span></text:p>
      <text:p text:style-name="P6">In nen fault qun pour payer tout</text:p>
      <text:p text:style-name="P5">£</text:p>
      <text:p text:style-name="P6">Ilz appointerent tous ensemble</text:p>
      <text:p text:style-name="P6">Que lun diceux on benderoit</text:p>
      <text:p text:style-name="P6">Par ainsi scelon quil me semble</text:p>
      <text:p text:style-name="_3c_l_3e_"><text:span text:style-name="Police_20_par_20_défaut"><text:span text:style-name="T14">Le premier </text:span></text:span><text:span text:style-name="T11">q̃</text:span><text:span text:style-name="Police_20_par_20_défaut"><text:span text:style-name="T14">l empoigneroit</text:span></text:span></text:p>
      <text:p text:style-name="P6">Estoit dit que lescot payeroit</text:p>
      <text:p text:style-name="P6">Mais ilz en eurent grant discort</text:p>
      <text:p text:style-name="P6">Chascun bande estre vouloit</text:p>
      <text:p text:style-name="P6">Dont ne peurent estre dacord</text:p>
      <text:p text:style-name="P5">£</text:p>
      <text:p text:style-name="P6">Le varlet voyant ses debas</text:p>
      <text:p text:style-name="P6">Leur dist nul de vous ne sesmoye</text:p>
      <text:p text:style-name="_3c_l_3e_"><text:span text:style-name="Police_20_par_20_défaut"><text:span text:style-name="T14">f. c3v</text:span></text:span></text:p>
      <text:p text:style-name="P6">Je suis content que par compas</text:p>
      <text:p text:style-name="P6">Tout maintenant bande ie soye</text:p>
      <text:p text:style-name="_3c_l_3e_"><text:span text:style-name="Police_20_par_20_défaut"><text:span text:style-name="T14">Les gallans en eurent grant ioye</text:span></text:span></text:p>
      <text:p text:style-name="P6">Et le banderent en ce lieu</text:p>
      <text:p text:style-name="P6">Puis chascun deux si print la voye</text:p>
      <text:p text:style-name="P6">Pour sen aller sans dire a dieu</text:p>
      <text:p text:style-name="P5">£</text:p>
      <text:p text:style-name="P6">Ce varlet qui estoit bande</text:p>
      <text:p text:style-name="P6"><text:soft-page-break/>Tournoyoit parmy la maison</text:p>
      <text:p text:style-name="P6">Il fut de lescot prebende</text:p>
      <text:p text:style-name="P6">Par ceste subtille choyson</text:p>
      <text:p text:style-name="P6">Affin dauoir prouision</text:p>
      <text:p text:style-name="P6">De lescot loste monte en hault</text:p>
      <text:p text:style-name="P6">Quant il veit ceste inuention</text:p>
      <text:p text:style-name="P6">A peu que le cueur ne luy fault</text:p>
      <text:p text:style-name="P6">En montant loste fut happe</text:p>
      <text:p text:style-name="P6">Par son varlet sans dire mot</text:p>
      <text:p text:style-name="P6">Disant ie vous ay attrappe</text:p>
      <text:p text:style-name="P6">Il faut que vous payes lescot</text:p>
      <text:p text:style-name="P6">Ou que vous laissez la robe</text:p>
      <text:p text:style-name="P6">De quoy il ne fut pas ioyeulx</text:p>
      <text:p text:style-name="P6">Cuidant quil fut mathelineulx</text:p>
      <text:p text:style-name="P5">£</text:p>
      <text:p text:style-name="P6">Quant le varlet se desbanda</text:p>
      <text:p text:style-name="P6">La tromperie peult congnoistre</text:p>
      <text:p text:style-name="P6">Fut estonne quant regarda</text:p>
      <text:p text:style-name="P6">Et veit bien que cestoit son maistre</text:p>
      <text:p text:style-name="P6">Pensez quil en eut belle lettre</text:p>
      <text:p text:style-name="P6">Car ilz parla lors a baston</text:p>
      <text:p text:style-name="P6">Et pour sa peine sans riens mettre</text:p>
      <text:p text:style-name="P6">Il eust quattre coups de baston</text:p>
      <text:p text:style-name="P6">£</text:p>
      <text:p text:style-name="P6">Ainsy furent sans rien payer</text:p>
      <text:p text:style-name="P6">Les poures gallans deliurez</text:p>
      <text:p text:style-name="P6">De la maison du tauernier</text:p>
      <text:p text:style-name="P6">Ou ilz cestoient pres que enyurez</text:p>
      <text:p text:style-name="P6">Des vins quon leur auoit liurez</text:p>
      <text:p text:style-name="P6">Pour boyre a plain gobelet</text:p>
      <text:p text:style-name="P6">Que paya le poure varlet</text:p>
      <text:p text:style-name="_3c_l_3e_"><text:span text:style-name="Police_20_par_20_défaut"><text:span text:style-name="T14">f. c4r</text:span></text:span></text:p>
      <text:p text:style-name="P6">Et que se soit vray certain</text:p>
      <text:p text:style-name="P6">Ainsy que mont dit cinq ou six</text:p>
      <text:p text:style-name="P6">Le cas aduint au plau destain</text:p>
      <text:p text:style-name="P6">Pres saint pierre des arsis</text:p>
      <text:p text:style-name="_3c_l_3e_"><text:span text:style-name="Police_20_par_20_défaut"><text:span text:style-name="T14">Bien eschoit vng grant mercys</text:span></text:span></text:p>
      <text:p text:style-name="P6">A tout le moins pour ce repas</text:p>
      <text:p text:style-name="P6">Et si ne le payerent pas</text:p>
      <text:p text:style-name="P5">£</text:p>
      <text:p text:style-name="P6">Aussy fut si bien aueugle</text:p>
      <text:p text:style-name="P6">Le poure varlet maleureux</text:p>
      <text:p text:style-name="P6">Quil fut de tout lescot sengle</text:p>
      <text:p text:style-name="P6">Et faillut quil payast pour eulx</text:p>
      <text:p text:style-name="P6">Et sen allerent tous ioyeulx</text:p>
      <text:p text:style-name="P6">Les mygnons torchant leur visaige</text:p>
      <text:p text:style-name="P6">Qui auoient disne dauantaige</text:p>
      <text:p text:style-name="P6">£</text:p>
      <text:p text:style-name="P6">Pour passer temps ioyeusement</text:p>
      <text:p text:style-name="P6">Racompter vueil vne repeue</text:p>
      <text:p text:style-name="P6"><text:soft-page-break/>Qui fut faicte subtillement</text:p>
      <text:p text:style-name="P6">Pres montfaucon cest chose seue</text:p>
      <text:p text:style-name="P6">Et diray la desconuenue</text:p>
      <text:p text:style-name="P6">Quil aduint a de fins ouuriers</text:p>
      <text:p text:style-name="P6">Aussy y sera ramentue</text:p>
      <text:p text:style-name="_3c_l_3e_"><text:span text:style-name="Police_20_par_20_défaut"><text:span text:style-name="T14">La finesse des escolliers</text:span></text:span></text:p>
      <text:p text:style-name="P5">£</text:p>
      <text:p text:style-name="P6">Quant compaignons sont desbauchez</text:p>
      <text:p text:style-name="P6">Ilz ne serchent que compaignie</text:p>
      <text:p text:style-name="P6">Plusieurs ont les vins vendengez</text:p>
      <text:p text:style-name="P6">Et beuz quasi iusque a la lye</text:p>
      <text:p text:style-name="P6">Or aduint que grande mesgnye</text:p>
      <text:p text:style-name="P6">De compaignons sentrecontrerent</text:p>
      <text:p text:style-name="P6">Et sans trouuer la saison chiere</text:p>
      <text:p text:style-name="P6">Chascun deulx se resiouysoit</text:p>
      <text:p text:style-name="P6">Disans bons motz faisans grant chiere</text:p>
      <text:p text:style-name="P6">Par ce point le temps se passoit</text:p>
      <text:p text:style-name="P6">Mais lun diceulx promis auoit</text:p>
      <text:p text:style-name="P6">A coucher auec vne garce</text:p>
      <text:p text:style-name="_3c_l_3e_"><text:span text:style-name="Police_20_par_20_défaut"><text:span text:style-name="T14">f. c4v</text:span></text:span></text:p>
      <text:p text:style-name="P6">Et aux autres le racomptoit</text:p>
      <text:p text:style-name="P6">Par ieu en maniere de farce</text:p>
      <text:p text:style-name="P5">£</text:p>
      <text:p text:style-name="P6">Tant parlerent du bas mestier</text:p>
      <text:p text:style-name="P6">Quil fut conclu par leur facon</text:p>
      <text:p text:style-name="P6">Quilz yroient ce soir la coucher</text:p>
      <text:p text:style-name="P6">Pres le gibet de montfaucon</text:p>
      <text:p text:style-name="P6">Et auroient pour prouision</text:p>
      <text:p text:style-name="P6">Ung paste de facon subtille</text:p>
      <text:p text:style-name="P6">Et merroient en conclusion</text:p>
      <text:p text:style-name="P6">Auec eulx chascun vne fille</text:p>
      <text:p text:style-name="P6">£</text:p>
      <text:p text:style-name="P6">Cest paste ie vous en respons</text:p>
      <text:p text:style-name="P6">Fut fait sans demander quil couste</text:p>
      <text:p text:style-name="P6">Car il y auoit six chappons</text:p>
      <text:p text:style-name="P6">Sans la chair que point ie ny bout</text:p>
      <text:p text:style-name="P6">On y eut bien tourne le coute</text:p>
      <text:p text:style-name="P6">Tant estoit grant point nen doubtez</text:p>
      <text:p text:style-name="P6">Le prince des sotz et sa route</text:p>
      <text:p text:style-name="P6">En eussent bien este souppez</text:p>
      <text:p text:style-name="P6">£</text:p>
      <text:p text:style-name="P6">Deux escoliers voyans le cas</text:p>
      <text:p text:style-name="P6">Qui ne scayuent rien de tromper</text:p>
      <text:p text:style-name="P6">Sans prendre conseil dauocas</text:p>
      <text:p text:style-name="P6">Ilz si voulurent occuper</text:p>
      <text:p text:style-name="P6">Pensant a eulx comme attraper</text:p>
      <text:p text:style-name="P6">Les pourroient destoc ou de hanche</text:p>
      <text:p text:style-name="P6">Car ilz vouloient ce soyr soupper</text:p>
      <text:p text:style-name="P6">Et auoir vne repeue franche</text:p>
      <text:p text:style-name="P6">£</text:p>
      <text:p text:style-name="P6"><text:soft-page-break/>Sans aller parler au deuin</text:p>
      <text:p text:style-name="P6">Lun print ce paste de facon</text:p>
      <text:p text:style-name="P6">Lautre empongna vng broc de vin</text:p>
      <text:p text:style-name="P6">Du pain assez selon raison</text:p>
      <text:p text:style-name="P6">Et allerent vers monfaucon</text:p>
      <text:p text:style-name="P6">Ou estoit toute lassemblee</text:p>
      <text:p text:style-name="P6">Filles y auoit a foyson</text:p>
      <text:p text:style-name="P6">Faisans chiere desmesuree</text:p>
      <text:p text:style-name="_3c_l_3e_"><text:span text:style-name="Police_20_par_20_défaut"><text:span text:style-name="T14">f. c5r</text:span></text:span></text:p>
      <text:p text:style-name="P6">Aussy iuste comme lorloge</text:p>
      <text:p text:style-name="P6">Par deuis et bonne maniere</text:p>
      <text:p text:style-name="P6">Ilz entrerent dedens leur loge</text:p>
      <text:p text:style-name="P6">Esperant de faire grant chiere</text:p>
      <text:p text:style-name="P6">Et tastoient deuant et derriere</text:p>
      <text:p text:style-name="P6">Ses poures filles hault et bas</text:p>
      <text:p text:style-name="P5">£</text:p>
      <text:p text:style-name="P6">Les escoliers sans nulles fables</text:p>
      <text:p text:style-name="P6">Voyant ceste desconuenue</text:p>
      <text:p text:style-name="P6">Vestirent des abbis de dyables</text:p>
      <text:p text:style-name="P6">Et vindrent la sans attendue</text:p>
      <text:p text:style-name="P6">Lun vng croc lautre vne massue</text:p>
      <text:p text:style-name="P6">Pour auoyr la franche repeue</text:p>
      <text:p text:style-name="P6">Vindrent assaillir les gallans</text:p>
      <text:p text:style-name="P6">£</text:p>
      <text:p text:style-name="P6">Disant a mort a mort a mort</text:p>
      <text:p text:style-name="P6">Prenez ses chaines de fer</text:p>
      <text:p text:style-name="P6">Ribaulx putains par desconfort</text:p>
      <text:p text:style-name="P6">Et les admenez en enfer</text:p>
      <text:p text:style-name="P6">Mis seront auec lucifer</text:p>
      <text:p text:style-name="P6">Au plus parfont de la chaudiere</text:p>
      <text:p text:style-name="P6">Et puis pour mieulx les eschauffer</text:p>
      <text:p text:style-name="_3c_l_3e_"><text:span text:style-name="Police_20_par_20_défaut"><text:span text:style-name="T14">Gettez seront en la riuiere</text:span></text:span></text:p>
      <text:p text:style-name="P5">£</text:p>
      <text:p text:style-name="P6">Lun des gallans pour abreger</text:p>
      <text:p text:style-name="P6">Respondit ma vie est finee</text:p>
      <text:p text:style-name="P6">En enfer me fault heberger</text:p>
      <text:p text:style-name="P6">Decy ma derniere iournee</text:p>
      <text:p text:style-name="P6">Or suis ie bien ame damnee</text:p>
      <text:p text:style-name="P6">Nostre peche nous a attains</text:p>
      <text:p text:style-name="P6">Car nous yrons sans demeuree</text:p>
      <text:p text:style-name="P6">En enfer auec ses putains</text:p>
      <text:p text:style-name="P6">£</text:p>
      <text:p text:style-name="P6">Se vous les eussies veu fouyr</text:p>
      <text:p text:style-name="P6">Jamais ne vites plus beau ieu</text:p>
      <text:p text:style-name="P6">Lun amont lautre aual courir</text:p>
      <text:p text:style-name="P6">Chascun deulx ne pensoit que a dieu</text:p>
      <text:p text:style-name="P6">Ilz sen fouyrent de ce lieu</text:p>
      <text:p text:style-name="_3c_l_3e_"><text:span text:style-name="Police_20_par_20_défaut"><text:span text:style-name="T14">f. c5v</text:span></text:span></text:p>
      <text:p text:style-name="P6">Et laisserent pain vin viande</text:p>
      <text:p text:style-name="P6">Criant saint iehan et saint mathieu</text:p>
      <text:p text:style-name="P6"><text:soft-page-break/>A qui ilz faisoient leur offrende</text:p>
      <text:p text:style-name="P5">£</text:p>
      <text:p text:style-name="P6">Les escoliers voyans cecy</text:p>
      <text:p text:style-name="P6">Nonobstant leur abbit de dyable</text:p>
      <text:p text:style-name="P6">Furent alors hors de soucy</text:p>
      <text:p text:style-name="P6">Et sassirent trestous a table</text:p>
      <text:p text:style-name="P6">Et dieu scet silz firent la galle</text:p>
      <text:p text:style-name="P6">Entour le vin et le paste</text:p>
      <text:p text:style-name="P6">Et repeurent pour fin finalle</text:p>
      <text:p text:style-name="P6">De ce qui estoit apreste</text:p>
      <text:p text:style-name="P6">£</text:p>
      <text:p text:style-name="P6">Cest bien trompe qui rien ne paye</text:p>
      <text:p text:style-name="P6">Et qui peut viure dauantaige</text:p>
      <text:p text:style-name="P6">Sans debourcer or ne monnoye</text:p>
      <text:p text:style-name="P6">En vsant de ioyeux langaige</text:p>
      <text:p text:style-name="P6">Ses escoliers de bon couraige</text:p>
      <text:p text:style-name="P6">Passerent temps ioyeusement</text:p>
      <text:p text:style-name="P6">Sans bailler ny argent ne gaige</text:p>
      <text:p text:style-name="P6">Et si repeurent franchement</text:p>
      <text:p text:style-name="P5">£</text:p>
      <text:p text:style-name="P6">    Se vous voulez suyuir lescole</text:p>
      <text:p text:style-name="P6">De ceulx qui viuent franchement</text:p>
      <text:p text:style-name="P6">Lisez en cestuy protocole</text:p>
      <text:p text:style-name="P6">Et voyez la facon comment</text:p>
      <text:p text:style-name="P6">Mettez y vostre entendement</text:p>
      <text:p text:style-name="P6">A faire comment il faisoient</text:p>
      <text:p text:style-name="P6">Et sil ny a empechement</text:p>
      <text:p text:style-name="P6">Vous viures comment ilz viuoyent</text:p>
      <text:p text:style-name="P5">£</text:p>
      <text:p text:style-name="_3c_l_3e_"><text:span text:style-name="Police_20_par_20_défaut"><text:span text:style-name="T14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_3c_Pagedetitre_5f_titre_3e_" style:display-name="&lt;Pagedetitre_titre&gt;" style:family="paragraph" style:parent-style-name="Text_20_body">
      <style:paragraph-properties fo:text-align="center" style:justify-single-word="false" fo:hyphenation-ladder-count="no-limit"/>
      <style:text-properties fo:font-size="32pt" style:font-size-asian="32pt" style:font-size-complex="32pt" fo:hyphenate="false" fo:hyphenation-remain-char-count="0" fo:hyphenation-push-char-count="0"/>
    </style:style>
    <style:style style:name="_3c_Pagedetitre_5f_sous-titre_3e_" style:display-name="&lt;Pagedetitre_sous-titre&gt;" style:family="paragraph" style:parent-style-name="_3c_Pagedetitre_5f_titre_3e_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dc:creator>Jeanne Bineau</dc:creator>
    <meta:creation-date>2019-02-18T10:10:00Z</meta:creation-date>
    <dc:date>2019-04-05T14:17:14.11</dc:date>
    <meta:editing-cycles>79</meta:editing-cycles>
    <meta:editing-duration>PT6H11M41S</meta:editing-duration>
    <meta:document-statistic meta:table-count="0" meta:image-count="0" meta:object-count="0" meta:page-count="26" meta:paragraph-count="1244" meta:word-count="6234" meta:character-count="33886"/>
    <meta:template xlink:type="simple" xlink:actuate="onRequest" xlink:title="" xlink:href="Normal.dotm"/>
  </office:meta>
</office:document-meta>
</file>